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5.666cm" style:rel-column-width="2184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5.666cm" style:rel-column-width="21845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C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8.498cm" style:rel-column-width="32764*"/>
    </style:style>
    <style:style style:name="Таблица2.B" style:family="table-column">
      <style:table-column-properties style:column-width="8.5cm" style:rel-column-width="32771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language="en" fo:country="US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en" fo:country="US"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language="ru" fo:country="RU"/>
    </style:style>
    <style:style style:name="P6" style:family="paragraph" style:parent-style-name="Standard">
      <style:paragraph-properties fo:text-align="justify" style:justify-single-word="false"/>
      <style:text-properties fo:language="ru" fo:country="RU"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language="ru" fo:country="RU" fo:font-style="normal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language="en" fo:country="US"/>
    </style:style>
    <style:style style:name="P15" style:family="paragraph" style:parent-style-name="Table_20_Contents">
      <style:paragraph-properties fo:text-align="justify" style:justify-single-word="false"/>
      <style:text-properties fo:language="ru" fo:country="RU"/>
    </style:style>
    <style:style style:name="P1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0" style:family="paragraph" style:parent-style-name="Standard" style:list-style-name="L1">
      <style:paragraph-properties fo:text-align="justify" style:justify-single-word="false"/>
      <style:text-properties fo:language="ru" fo:country="RU"/>
    </style:style>
    <style:style style:name="P21" style:family="paragraph" style:parent-style-name="Standard">
      <style:paragraph-properties fo:text-align="justify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fo:language="en" fo:country="US"/>
    </style:style>
    <style:style style:name="P24" style:family="paragraph" style:parent-style-name="Standard">
      <style:paragraph-properties fo:text-align="justify" style:justify-single-word="false"/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fo:font-weight="normal" style:font-weight-asian="normal" style:font-weight-complex="normal"/>
    </style:style>
    <style:style style:name="T9" style:family="text">
      <style:text-properties fo:language="ru" fo:country="RU" fo:font-style="normal" style:font-style-asian="normal" style:font-style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XFeed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 text:style-name="Базовый" text:display="plain-number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Содержание</text:p>
          </text:index-title>
          <text:p text:style-name="P16">Базовые сведения о проекте<text:tab/>1</text:p>
          <text:p text:style-name="P17">Протокол QDP<text:tab/>1</text:p>
          <text:p text:style-name="P16">Структура проекта<text:tab/>2</text:p>
          <text:p text:style-name="P17">Список составных частей проекта<text:tab/>2</text:p>
          <text:p text:style-name="P16">Ядро системы<text:tab/>3</text:p>
          <text:p text:style-name="P17">Концепция использования<text:tab/>3</text:p>
          <text:p text:style-name="P18">Пользовательские термины в контексте исходного кода<text:tab/>3</text:p>
          <text:p text:style-name="P18">Типы торговых данных<text:tab/>4</text:p>
          <text:p text:style-name="P18">Торговые инструменты<text:tab/>4</text:p>
          <text:p text:style-name="P17">Программный интерфейс<text:tab/>4</text:p>
          <text:p text:style-name="P18">Наиболее важные интерфейсные функции<text:tab/>5</text:p>
          <text:p text:style-name="P17">Концепция функционирования<text:tab/>5</text:p>
          <text:p text:style-name="P17">Внутреннее строение в деталях<text:tab/>8</text:p>
          <text:p text:style-name="P18">Некоторые базовые понятия<text:tab/>8</text:p>
          <text:p text:style-name="P19">Общие алгоритмы<text:tab/>8</text:p>
          <text:p text:style-name="P19">Кодирование торговых инструментов<text:tab/>9</text:p>
          <text:p text:style-name="P18">Потоковая модель<text:tab/>9</text:p>
          <text:p text:style-name="P19">Синхронизация<text:tab/>9</text:p>
          <text:p text:style-name="P19">Контексты сетевых соединений<text:tab/>10</text:p>
          <text:p text:style-name="P18">Структура данных подписок<text:tab/>11</text:p>
          <text:p text:style-name="P18">Структуры данных, используемые для обработки входящих торговых данных<text:tab/>13</text:p>
          <text:p text:style-name="P16">Известные структурные недоделки<text:tab/>16</text:p>
          <text:p text:style-name="P17">Зависимость от платформы Win32<text:tab/>16</text:p>
          <text:p text:style-name="P18">Исходный код<text:tab/>16</text:p>
          <text:p text:style-name="P18">Сборка проекта<text:tab/>17</text:p>
          <text:p text:style-name="P18">Сторонние библиотеки<text:tab/>17</text:p>
          <text:p text:style-name="P18">Тестовые приложения<text:tab/>17</text:p>
          <text:p text:style-name="P17">Модульные тесты<text:tab/>17</text:p>
        </text:index-body>
      </text:table-of-content>
      <text:p text:style-name="P5"/>
      <text:p text:style-name="P5"/>
      <text:p text:style-name="P5"><text:toc-mark-start text:id="IMark221925444" text:outline-level="1"/>Базовые сведения о проекте<text:toc-mark-end text:id="IMark221925444"/></text:p>
      <text:p text:style-name="P5"/>
      <text:p text:style-name="P5">Проект <text:span text:style-name="T1">DXFeed – </text:span>это система дистрибуции торговой информации, позволяющая получать с заданных пользователем серверов согласно стандартному протоколу <text:span text:style-name="T1">QDP </text:span>торговые данные, а также распределять их между указанными пользователем получателями.</text:p>
      <text:p text:style-name="P5"/>
      <text:p text:style-name="P5">Проект создан на <text:span text:style-name="T1">ANSI C </text:span>с использованием технологий <text:span text:style-name="T1">BSD Sockets </text:span>и <text:span text:style-name="T1">POSIX threads</text:span>. Данный инструментарий выбран с целью максимально возможной мультиплатформенности, а также с целью возможности лицензирования приложения по лицензии <text:span text:style-name="T1">Mozilla Piblic License.</text:span></text:p>
      <text:p text:style-name="P5"/>
      <text:p text:style-name="P5">В качестве целевых платформ рассматриваются все популярные десктопные платформы (<text:span text:style-name="T1">Win32, Linux, Mac OS, Solaris </text:span>и т.д.), а также различные мобильные платформы <text:span text:style-name="T1">(Symbian, iOS, Android </text:span>и т.д.<text:span text:style-name="T1">). </text:span>Главное условие возможности использования проекта на платформе — это наличие для неё компилятора <text:span text:style-name="T1">ANSI C, </text:span>а также прямая или косвенная поддержка <text:span text:style-name="T1">BSD </text:span>сокетов и <text:span text:style-name="T1">POSIX </text:span>потоков.</text:p>
      <text:p text:style-name="P5"/>
      <text:p text:style-name="P5"><text:toc-mark-start text:id="IMark221646656" text:outline-level="2"/>Протокол <text:span text:style-name="T1">QDP</text:span><text:toc-mark-end text:id="IMark221646656"/></text:p>
      <text:p text:style-name="P2"><text:soft-page-break/></text:p>
      <text:p text:style-name="P5">В рамках системы <text:span text:style-name="T1">DXFeed </text:span>реализуется поддержка клиентской функциональности взаимодействия по протоколу <text:span text:style-name="T1">QDP. </text:span>Протокол <text:span text:style-name="T1">QDP </text:span>является разработкой компании <text:span text:style-name="T1">Devexperts, </text:span>более подробную информацию по структуре протокола и его эволюции можно получить у разработчиков <text:span text:style-name="T1">Java-</text:span>версии <text:span text:style-name="T1">dxFeed / QDS. </text:span>На момент написания этой документации этими людьми в компании были Роман Елизаров и Искандер Акишев.</text:p>
      <text:p text:style-name="P5"/>
      <text:p text:style-name="P5">Далее в рамках этой документации периодически будут встречаться ссылки на протокол <text:span text:style-name="T1">QDP. </text:span>Это будет делаться в тех местах, где архитектурные или функциональные решения продиктованы именно особенностями протокола.</text:p>
      <text:p text:style-name="P5">Данный документ не ставит целью описать устройство протокола <text:span text:style-name="T1">QDP. </text:span>Для этих целей имеется отдельная документация, которую можно запросить у разработчиков протокола.</text:p>
      <text:p text:style-name="P5"/>
      <text:p text:style-name="P5"><text:toc-mark-start text:id="IMark221646656" text:outline-level="1"/>Структура проекта<text:toc-mark-end text:id="IMark221646656"/></text:p>
      <text:p text:style-name="P5"/>
      <text:p text:style-name="P5">Проект <text:span text:style-name="T1">DXFeed —</text:span> это ядро, реализованное в виде динамически присоединяемой библиотеки <text:span text:style-name="T1">(DLL), </text:span>набор тестовых приложений, демонстрирующих аспекты работы ядра системы, а также обёртки вокруг ядра, позволяющие использовать реализованный в нём функционал в более удобной форме. Помимо данного набора составляющих, в рамках проекта есть приложение, реализующее модульные тесты <text:span text:style-name="T1">(unit tests), </text:span>но в данный момент оно находится в неактуальном состоянии.</text:p>
      <text:p text:style-name="P5"/>
      <text:p text:style-name="P5">Далее по тексту периодически будут встречаться ссылки на исходный код проекта в виде относительных путей в файловой системе. Например, <text:span text:style-name="T13">.</text:span><text:span text:style-name="T2">/include/DXFeed.h.</text:span><text:span text:style-name="T4"> </text:span><text:span text:style-name="T15">В качестве отправной точки в данных путях фигурирует каталог </text:span><text:span text:style-name="T4">trunk, </text:span><text:span text:style-name="T15">формирующийся при выкачивании исходного кода проекта из </text:span><text:span text:style-name="T4">SVN </text:span><text:span text:style-name="T15">репозитория. Все пути выделяются курсивным шрифтом.</text:span></text:p>
      <text:p text:style-name="P5"/>
      <text:p text:style-name="P5"><text:toc-mark-start text:id="IMark221646656" text:outline-level="2"/>Список составных частей проекта<text:toc-mark-end text:id="IMark221646656"/></text:p>
      <text:p text:style-name="P5"/>
      <text:p text:style-name="P5">На данный момент составные части проекта лучше всего прослеживаются на примере дерева проектов для <text:span text:style-name="T1">Microsoft Visual Studio 2003.</text:span></text:p>
      <text:p text:style-name="P3"/>
      <text:p text:style-name="P3">DXFeed</text:p>
      <text:p text:style-name="P2"><text:span text:style-name="T7"><text:tab/></text:span><text:span text:style-name="T8">Я</text:span><text:span text:style-name="T6">дро системы в форме динамической библиотеки </text:span>(DLL).</text:p>
      <text:p text:style-name="P2"/>
      <text:p text:style-name="P3">APITest</text:p>
      <text:p text:style-name="P3">CommandLineSample</text:p>
      <text:p text:style-name="P3">ConnectionTest</text:p>
      <text:p text:style-name="P3">FullTest</text:p>
      <text:p text:style-name="P3">LastEventTest</text:p>
      <text:p text:style-name="P3">QuoteTableTest</text:p>
      <text:p text:style-name="P3">SampleTest</text:p>
      <text:p text:style-name="P3"><text:tab/><text:span text:style-name="T8">Набор тестовых консольных приложений, демонстрирующих различные возможности ядра системы. Данные приложения во многом похожи, и, возможно, в чём-то дублируют друг друга. Они создавались с целью</text:span></text:p>
      <text:p text:style-name="P6"/>
      <text:p text:style-name="P3">UnitTests</text:p>
      <text:p text:style-name="P3"><text:span text:style-name="T12"><text:tab/></text:span><text:span text:style-name="T8">Заготовка для модульных тестов ядра системы.</text:span></text:p>
      <text:p text:style-name="P4"/>
      <text:p text:style-name="P3">DXFeedCOM</text:p>
      <text:p text:style-name="P3"><text:span text:style-name="T12"><text:tab/></text:span><text:span text:style-name="T8">СОМ-объект, оборачивающий функциональность ядра системы в набор </text:span><text:span text:style-name="T12">COM-</text:span><text:span text:style-name="T8">классов.</text:span></text:p>
      <text:p text:style-name="P6"><text:soft-page-break/></text:p>
      <text:p text:style-name="P3">DXFeedCOMC++Sample</text:p>
      <text:p text:style-name="P2"><text:span text:style-name="T12"><text:tab/></text:span><text:span text:style-name="T8">Написанное на С++ консольное приложение, демонстрирующее некоторые аспекты использования СОМ-обёртки над ядром системы.</text:span></text:p>
      <text:p text:style-name="P2"/>
      <text:p text:style-name="P5"><text:toc-mark-start text:id="IMark221646656" text:outline-level="1"/>Ядро системы<text:toc-mark-end text:id="IMark221646656"/></text:p>
      <text:p text:style-name="P5"/>
      <text:p text:style-name="P5">Ядро проекта <text:span text:style-name="T1">DXFeed – </text:span>это реализованный в виде динамически подключаемой библиотеки функционал, обеспечивающий пользователя возможностью подписаться на набор торговых данных и передавать эти данные в пользовательские процедуры по мере их поступления.</text:p>
      <text:p text:style-name="P5"/>
      <text:p text:style-name="P5"><text:toc-mark-start text:id="IMark221646656" text:outline-level="2"/>Концепция использования<text:toc-mark-end text:id="IMark221646656"/></text:p>
      <text:p text:style-name="P5"/>
      <text:p text:style-name="P5">В целом, использование ядра <text:span text:style-name="T1">DXFeed </text:span>сводится к нескольким действиям:</text:p>
      <text:p text:style-name="P5"/>
      <text:list xml:id="list31569663" text:style-name="L1">
        <text:list-item>
          <text:p text:style-name="P20">Создание соединения с сервером, поставляющим торговые данные.</text:p>
        </text:list-item>
        <text:list-item>
          <text:p text:style-name="P20">Создание в рамках серверного соединения одной или нескольких подписок на один или несколько типов торговых данных.</text:p>
        </text:list-item>
        <text:list-item>
          <text:p text:style-name="P20">Установка для созданной подписки одного или нескольких торговых инструментов, по которым будут приходить данные, а также одной или нескольких пользовательских процедур, в которые будут передаваться поступающие с сервера данные.</text:p>
        </text:list-item>
      </text:list>
      <text:p text:style-name="P5"/>
      <text:p text:style-name="P5">При этом в рамках установленного серверного соединения может быть неограниченное число подписок. А параметры самих подписок, за исключением набора типов торговых данных, который был указан при создании подписки, могут неограниченное количество раз меняться на лету. То есть, в рамках созданной подписки может меняться набор торговых инструментов, а также набор пользовательских процедур — получателей данных.</text:p>
      <text:p text:style-name="P5"/>
      <text:p text:style-name="P10"><text:span text:style-name="T6">Помимо вышеописанных действий имеется возможность получить торговые данные по запросу пользователя. Указав интересующее сетевое соединение, тип торговых данных и торговый инструмент, пользователь получит наиболее актуальный экземпляр торговых данных запрошенного типа, полученных для указанного инструмента в рамках данного </text:span><text:span text:style-name="T6">соединения.</text:span></text:p>
      <text:p text:style-name="P5"/>
      <text:p text:style-name="P10"><text:span text:style-name="T6">Из вспомогательного функционала у пользователя есть возможность проинициализировать подсистему логгирования событий ядра </text:span><text:span text:style-name="T1">DXFeed. </text:span><text:span text:style-name="T6">Данная опция предоставляет возможность иметь журнал событий ядра, который, в зависимости от настроек инициализации, может содержать как подробную информацию о событиях, так и отметки лишь об исключительных ситуациях и ошибках.</text:span></text:p>
      <text:p text:style-name="P5">Также, пользователь может получить информацию о последней зарегистрированной ошибке. Данная возможность позволяет реализовывать различные стратегии реагирования на отдельные типы системных ошибок.</text:p>
      <text:p text:style-name="P5"/>
      <text:p text:style-name="P5"><text:toc-mark-start text:id="IMark221646656" text:outline-level="3"/>Пользовательские термины в контексте исходного кода<text:toc-mark-end text:id="IMark221646656"/></text:p>
      <text:p text:style-name="P5"/>
      <text:p text:style-name="P5">В данном разделе приведены термины, актуальные для пользователей ядра <text:span text:style-name="T1">DXFeed, </text:span>а также используемые для их реализации программные типы.</text:p>
      <text:p text:style-name="P5"/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13">Пользовательский термин</text:p>
          </table:table-cell>
          <table:table-cell table:style-name="Таблица1.A1" office:value-type="string">
            <text:p text:style-name="P13">Типичное именование в коде</text:p>
          </table:table-cell>
          <table:table-cell table:style-name="Таблица1.C1" office:value-type="string">
            <text:p text:style-name="P13">Используемый тип данных</text:p>
          </table:table-cell>
        </table:table-row>
        <table:table-row>
          <table:table-cell table:style-name="Таблица1.A2" office:value-type="string">
            <text:p text:style-name="P12">Сетевое соединение</text:p>
          </table:table-cell>
          <table:table-cell table:style-name="Таблица1.A2" office:value-type="string">
            <text:p text:style-name="P14">connection</text:p>
          </table:table-cell>
          <table:table-cell table:style-name="Таблица1.C2" office:value-type="string">
            <text:p text:style-name="P14">dxf_connection_t</text:p>
          </table:table-cell>
        </table:table-row>
        <text:soft-page-break/>
        <table:table-row>
          <table:table-cell table:style-name="Таблица1.A2" office:value-type="string">
            <text:p text:style-name="P15">Подписка</text:p>
          </table:table-cell>
          <table:table-cell table:style-name="Таблица1.A2" office:value-type="string">
            <text:p text:style-name="P14">subscription</text:p>
          </table:table-cell>
          <table:table-cell table:style-name="Таблица1.C2" office:value-type="string">
            <text:p text:style-name="P14">dxf_subscription_t</text:p>
          </table:table-cell>
        </table:table-row>
        <table:table-row>
          <table:table-cell table:style-name="Таблица1.A2" office:value-type="string">
            <text:p text:style-name="P15">Тип торговых данных</text:p>
          </table:table-cell>
          <table:table-cell table:style-name="Таблица1.A2" office:value-type="string">
            <text:p text:style-name="P14">event type</text:p>
          </table:table-cell>
          <table:table-cell table:style-name="Таблица1.C2" office:value-type="string">
            <text:p text:style-name="P14">int</text:p>
          </table:table-cell>
        </table:table-row>
        <table:table-row>
          <table:table-cell table:style-name="Таблица1.A2" office:value-type="string">
            <text:p text:style-name="P15">Торговый инструмент</text:p>
          </table:table-cell>
          <table:table-cell table:style-name="Таблица1.A2" office:value-type="string">
            <text:p text:style-name="P14">symbol</text:p>
          </table:table-cell>
          <table:table-cell table:style-name="Таблица1.C2" office:value-type="string">
            <text:p text:style-name="P14">dxf_const_string_t</text:p>
          </table:table-cell>
        </table:table-row>
        <table:table-row>
          <table:table-cell table:style-name="Таблица1.A2" office:value-type="string">
            <text:p text:style-name="P15">Пользовательская процедура, получающаяданные</text:p>
          </table:table-cell>
          <table:table-cell table:style-name="Таблица1.A2" office:value-type="string">
            <text:p text:style-name="P14">event listener</text:p>
          </table:table-cell>
          <table:table-cell table:style-name="Таблица1.C2" office:value-type="string">
            <text:p text:style-name="P14">dxf_event_listener_t</text:p>
          </table:table-cell>
        </table:table-row>
        <table:table-row>
          <table:table-cell table:style-name="Таблица1.A2" office:value-type="string">
            <text:p text:style-name="P15">Экземпляр торговых данных</text:p>
          </table:table-cell>
          <table:table-cell table:style-name="Таблица1.A2" office:value-type="string">
            <text:p text:style-name="P14">event data</text:p>
          </table:table-cell>
          <table:table-cell table:style-name="Таблица1.C2" office:value-type="string">
            <text:p text:style-name="P14">dxf_event_data_t</text:p>
          </table:table-cell>
        </table:table-row>
      </table:table>
      <text:p text:style-name="P5"/>
      <text:p text:style-name="P5"><text:toc-mark-start text:id="IMark221646656" text:outline-level="3"/>Типы торговых данных<text:toc-mark-end text:id="IMark221646656"/></text:p>
      <text:p text:style-name="P5"/>
      <text:p text:style-name="P5">В рамках протокола <text:span text:style-name="T1">QDP </text:span>предусмотрено несколько типов торговых данных, покрывающих максимум потребностей пользователей в торговой информации. Для пользователя эти данные представлены в виде структур языка С. Ознакомиться с этими структурами можно, изучив файл <text:span text:style-name="T13">.</text:span><text:span text:style-name="T2">/include/EventData.h</text:span><text:span text:style-name="T1">.</text:span></text:p>
      <text:p text:style-name="P2"/>
      <text:p text:style-name="P5">Ниже приведена таблица типов торговых данных. В ней указаны названия числовых констант, кодирующих тип торговых данных в функциях типа создания подписки, а также используемый для описания структуры торговых данных тип.</text:p>
      <text:p text:style-name="P5"/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13">Тип торговых данных</text:p>
          </table:table-cell>
          <table:table-cell table:style-name="Таблица3.A1" office:value-type="string">
            <text:p text:style-name="P13">Кодирующая контанта</text:p>
          </table:table-cell>
          <table:table-cell table:style-name="Таблица3.C1" office:value-type="string">
            <text:p text:style-name="P13">Тип описывающей структуры</text:p>
          </table:table-cell>
        </table:table-row>
        <table:table-row>
          <table:table-cell table:style-name="Таблица3.A2" office:value-type="string">
            <text:p text:style-name="P14">trade</text:p>
          </table:table-cell>
          <table:table-cell table:style-name="Таблица3.A2" office:value-type="string">
            <text:p text:style-name="P14">DXF_ET_TRADE</text:p>
          </table:table-cell>
          <table:table-cell table:style-name="Таблица3.C2" office:value-type="string">
            <text:p text:style-name="P14">dxf_trade_t</text:p>
          </table:table-cell>
        </table:table-row>
        <table:table-row>
          <table:table-cell table:style-name="Таблица3.A2" office:value-type="string">
            <text:p text:style-name="P14">quote</text:p>
          </table:table-cell>
          <table:table-cell table:style-name="Таблица3.A2" office:value-type="string">
            <text:p text:style-name="P14">DXF_ET_QUOTE</text:p>
          </table:table-cell>
          <table:table-cell table:style-name="Таблица3.C2" office:value-type="string">
            <text:p text:style-name="P14">dxf_quote_t</text:p>
          </table:table-cell>
        </table:table-row>
        <table:table-row>
          <table:table-cell table:style-name="Таблица3.A2" office:value-type="string">
            <text:p text:style-name="P14">summary</text:p>
          </table:table-cell>
          <table:table-cell table:style-name="Таблица3.A2" office:value-type="string">
            <text:p text:style-name="P14">DXF_ET_SUMMARY</text:p>
          </table:table-cell>
          <table:table-cell table:style-name="Таблица3.C2" office:value-type="string">
            <text:p text:style-name="P14">dxf_summary_t</text:p>
          </table:table-cell>
        </table:table-row>
        <table:table-row>
          <table:table-cell table:style-name="Таблица3.A2" office:value-type="string">
            <text:p text:style-name="P14">profile</text:p>
          </table:table-cell>
          <table:table-cell table:style-name="Таблица3.A2" office:value-type="string">
            <text:p text:style-name="P14">DXF_ET_PROFILE</text:p>
          </table:table-cell>
          <table:table-cell table:style-name="Таблица3.C2" office:value-type="string">
            <text:p text:style-name="P14">dxf_profile_t</text:p>
          </table:table-cell>
        </table:table-row>
        <table:table-row>
          <table:table-cell table:style-name="Таблица3.A2" office:value-type="string">
            <text:p text:style-name="P14">order</text:p>
          </table:table-cell>
          <table:table-cell table:style-name="Таблица3.A2" office:value-type="string">
            <text:p text:style-name="P14">DXF_ET_ORDER</text:p>
          </table:table-cell>
          <table:table-cell table:style-name="Таблица3.C2" office:value-type="string">
            <text:p text:style-name="P14">dxf_order_t</text:p>
          </table:table-cell>
        </table:table-row>
        <table:table-row>
          <table:table-cell table:style-name="Таблица3.A2" office:value-type="string">
            <text:p text:style-name="P14">time and sale</text:p>
          </table:table-cell>
          <table:table-cell table:style-name="Таблица3.A2" office:value-type="string">
            <text:p text:style-name="P14">DXF_ET_TIME_AND_SALE</text:p>
          </table:table-cell>
          <table:table-cell table:style-name="Таблица3.C2" office:value-type="string">
            <text:p text:style-name="P14">dxf_time_and_sale_t</text:p>
          </table:table-cell>
        </table:table-row>
      </table:table>
      <text:p text:style-name="P2"/>
      <text:p text:style-name="P5"><text:toc-mark-start text:id="IMark221646656" text:outline-level="3"/>Торговые инструменты<text:toc-mark-end text:id="IMark221646656"/></text:p>
      <text:p text:style-name="P5"/>
      <text:p text:style-name="P5">Торговый инструмент — это одно из базовых торговых понятий. Каждая торговая площадка (фондовые, сырьевые биржи, рынок <text:span text:style-name="T1">FOREX </text:span>и т.п.) имеет набор инструментов, которыми торгуют на данной площадке. Например, на бирже <text:span text:style-name="T1">NASDAQ, </text:span>торгующей акциями высокотехнологичных компаний, акции компании <text:span text:style-name="T1">Microsoft </text:span>будут торговым инструментом.</text:p>
      <text:p text:style-name="P5">В рамках протокола <text:span text:style-name="T1">QDP </text:span>и согласующегося с ним ядра <text:span text:style-name="T1">DXFeed </text:span>имеется определённый реестр торговых инструментов. Подробнее о работе с инструментами можно прочитать на сайте <text:span text:style-name="T1">dxfeed.com.</text:span></text:p>
      <text:p text:style-name="P2"/>
      <text:p text:style-name="P5">С точки зрения пользователя инструменты обозначаются строковыми константами. Например, акции компании <text:span text:style-name="T1">Microsoft </text:span>торгуются по инструменту под названием <text:span text:style-name="T1">«MSFT».</text:span></text:p>
      <text:p text:style-name="P5"/>
      <text:p text:style-name="P5"><text:toc-mark-start text:id="IMark221646656" text:outline-level="2"/>Программный интерфейс<text:toc-mark-end text:id="IMark221646656"/></text:p>
      <text:p text:style-name="P2"/>
      <text:p text:style-name="P5">Интерфейс взаимодействия с ядром <text:span text:style-name="T1">DXFeed </text:span>реализован в виде набора экспортируемых из библиотеки функций. Ознакомиться со входящими в этот набор функциями, а также получить представление об их функционале, можно, изучив заголовочный файл <text:span text:style-name="T2">./include/DXFeed.h</text:span><text:span text:style-name="T1">.</text:span></text:p>
      <text:p text:style-name="P5"/>
      <text:p text:style-name="P5"><text:soft-page-break/>Возможные значения кодов ошибок системы указаны в файле <text:span text:style-name="T13">.</text:span><text:span text:style-name="T2">/include/DXErrorCodes.h</text:span><text:span text:style-name="T1">.</text:span></text:p>
      <text:p text:style-name="P5"/>
      <text:p text:style-name="P5">Характерные низкоуровневые типы данных определены в файле <text:span text:style-name="T13">.</text:span><text:span text:style-name="T2">/include/DXTypes.h</text:span><text:span text:style-name="T1">.</text:span></text:p>
      <text:p text:style-name="P5"/>
      <text:p text:style-name="P5">Типы данных, кодовые значения и описания структур данных, относящиеся к торговым данным, представлены в файле <text:span text:style-name="T13">.</text:span><text:span text:style-name="T2">/include/EventData.h</text:span><text:span text:style-name="T1">. </text:span>Часть представленных там данных, в первую очередь, структуры некоторых типов торговых данных, опирается на внутренние типы и структуры, определённые в файле <text:span text:style-name="T13">.</text:span><text:span text:style-name="T2">/include/RecordData.h</text:span><text:span text:style-name="T1">.</text:span></text:p>
      <text:p text:style-name="P5">Формально, представленная в этом файле информация предназначена скорее для разработчиков проекта, нежели для пользователей, но в целях минимизации дублирования сущностей вся информация, которая в неизменном виде используется как внутри ядра, так и передаётся пользователю наружу, создаётся в файлах для внутреннего пользования, а для передачи пользователю лишь переименовывается, чтобы отражать пользовательское видение ситуации.</text:p>
      <text:p text:style-name="P5"/>
      <text:p text:style-name="P5"><text:toc-mark-start text:id="IMark221646656" text:outline-level="3"/>Наиболее важные интерфейсные функции<text:toc-mark-end text:id="IMark221646656"/></text:p>
      <text:p text:style-name="P5"/>
      <text:p text:style-name="P5">В данном разделе можно получить начальное представление о наиболее важных интерфейсных функциях ядра <text:span text:style-name="T1">DXFeed —</text:span> тех, с которых можно начать знакомство с его функционалом.</text:p>
      <text:p text:style-name="P5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3">Пользовательская функция</text:p>
          </table:table-cell>
          <table:table-cell table:style-name="Таблица2.B1" office:value-type="string">
            <text:p text:style-name="P13">Имя функции</text:p>
          </table:table-cell>
        </table:table-row>
        <table:table-row>
          <table:table-cell table:style-name="Таблица2.A2" office:value-type="string">
            <text:p text:style-name="P12">Установка соединения с сервером</text:p>
          </table:table-cell>
          <table:table-cell table:style-name="Таблица2.B2" office:value-type="string">
            <text:p text:style-name="P14">dxf_create_connection</text:p>
          </table:table-cell>
        </table:table-row>
        <table:table-row>
          <table:table-cell table:style-name="Таблица2.A2" office:value-type="string">
            <text:p text:style-name="P15">Подписка на торговые данные</text:p>
          </table:table-cell>
          <table:table-cell table:style-name="Таблица2.B2" office:value-type="string">
            <text:p text:style-name="P14">dxf_create_subscription</text:p>
          </table:table-cell>
        </table:table-row>
        <table:table-row>
          <table:table-cell table:style-name="Таблица2.A2" office:value-type="string">
            <text:p text:style-name="P15">Добавление торгового инструмента к подписке</text:p>
          </table:table-cell>
          <table:table-cell table:style-name="Таблица2.B2" office:value-type="string">
            <text:p text:style-name="P14">dxf_add_symbol</text:p>
          </table:table-cell>
        </table:table-row>
        <table:table-row>
          <table:table-cell table:style-name="Таблица2.A2" office:value-type="string">
            <text:p text:style-name="P15">Установка пользовательской процедуры — получателя торговых данных</text:p>
          </table:table-cell>
          <table:table-cell table:style-name="Таблица2.B2" office:value-type="string">
            <text:p text:style-name="P14">dxf_attach_event_listener</text:p>
          </table:table-cell>
        </table:table-row>
        <table:table-row>
          <table:table-cell table:style-name="Таблица2.A2" office:value-type="string">
            <text:p text:style-name="P15">Получение наиболее актуального экземпляра торговых данных</text:p>
          </table:table-cell>
          <table:table-cell table:style-name="Таблица2.B2" office:value-type="string">
            <text:p text:style-name="P14">dxf_get_last_event</text:p>
          </table:table-cell>
        </table:table-row>
        <table:table-row>
          <table:table-cell table:style-name="Таблица2.A2" office:value-type="string">
            <text:p text:style-name="P15">Получение информации о последней ошибке</text:p>
          </table:table-cell>
          <table:table-cell table:style-name="Таблица2.B2" office:value-type="string">
            <text:p text:style-name="P14">dxf_get_last_error</text:p>
          </table:table-cell>
        </table:table-row>
        <table:table-row>
          <table:table-cell table:style-name="Таблица2.A2" office:value-type="string">
            <text:p text:style-name="P15">Процедура инициализации журнала событий</text:p>
          </table:table-cell>
          <table:table-cell table:style-name="Таблица2.B2" office:value-type="string">
            <text:p text:style-name="P14">dxf_initialize_logger</text:p>
          </table:table-cell>
        </table:table-row>
      </table:table>
      <text:p text:style-name="P5"/>
      <text:p text:style-name="P5">Подробнее об этих и других функциях ядра <text:span text:style-name="T1">DXFeed </text:span>можно узнать, ознакомившись с файлом <text:span text:style-name="T13">.</text:span><text:span text:style-name="T2">/include/DXFeed.h</text:span><text:span text:style-name="T4"> </text:span><text:span text:style-name="T15">и прочитав пояснения к заголовкам функций.</text:span></text:p>
      <text:p text:style-name="P2"/>
      <text:p text:style-name="P5"><text:toc-mark-start text:id="IMark221646656" text:outline-level="2"/>Концепция функционирования<text:toc-mark-end text:id="IMark221646656"/></text:p>
      <text:p text:style-name="P5"/>
      <text:p text:style-name="P10"><text:span text:style-name="T6">Механизм использования ядра </text:span><text:span text:style-name="T1">DXFeed </text:span><text:span text:style-name="T6">описан в разделе </text:span><text:span text:style-name="T11">Механизм использования</text:span><text:span text:style-name="T10">.</text:span><text:span text:style-name="T9"> В данном же разделе схематически описаны процессы, происходящие внутри ядра </text:span><text:span text:style-name="T4">DXFeed </text:span><text:span text:style-name="T9">в процессе работы.</text:span></text:p>
      <text:p text:style-name="P7"/>
      <text:p text:style-name="P8">Установка соединения с сервером</text:p>
      <text:p text:style-name="P9"/>
      <text:p text:style-name="P11"><text:span text:style-name="T9">Для установки соединения с сервером пользователь вызывает функцию </text:span><text:span text:style-name="T2">dxf_create_connection</text:span><text:span text:style-name="T9">. В этот момент идёт создание необходимых для этого объектов сетевого уровня, а также хранилищ необходимых для объекта соединения данных. После чего инициируется соединение с сервером, адрес которого указывается в параметрах функции. </text:span></text:p>
      <text:p text:style-name="P9"/>
      <text:p text:style-name="P11"><text:soft-page-break/><text:span text:style-name="T9">Если установить соединение удалось — на сервер, согласно требованию протокола </text:span><text:span text:style-name="T4">QDP, </text:span><text:span text:style-name="T9">отправляется информация о поддерживаемых клиентом (в роли которого выступает ядро </text:span><text:span text:style-name="T4">DXFeed</text:span><text:span text:style-name="T9">) сообщениях, а также о локальной структуре типов торговых данных.</text:span></text:p>
      <text:p text:style-name="P11"><text:span text:style-name="T9">Делается это для того, чтобы обеспечить совместимость клиентов и серверов, реализующих разные версии протокола. К тому же, набор и порядок следования информационных полей в структурах торговых данных может меняться в зависимости от внешних условий, и клиентская сторона (реализуемая ядром </text:span><text:span text:style-name="T4">DXFeed</text:span><text:span text:style-name="T9">) должна иметь возможность на это реагировать.</text:span></text:p>
      <text:p text:style-name="P9"/>
      <text:p text:style-name="P9">В случае успеха сервер информирует клиентскую сторону о поддерживаемых им типах сообщений. Информация о серверной структуре торговых данных может не быть прислана до момента фактической подписки на соответствующие типы данных.</text:p>
      <text:p text:style-name="P9"/>
      <text:p text:style-name="P9">Если установить соединение с сервером не удалось — все созданные при подготовке к установке данного соединения объекты уничтожаются, а пользователь информируется об ошибке.</text:p>
      <text:p text:style-name="P9"/>
      <text:p text:style-name="P8">Создание подписки на торговые данные</text:p>
      <text:p text:style-name="P7"/>
      <text:p text:style-name="P7">Создание подписки на торговые данные осуществляется вызовом функции <text:span text:style-name="T2">dxf_create_subscription</text:span><text:span text:style-name="T1">. </text:span>В этот момент происходит лишь создание внутреннего объекта подписки. Никакого взаимодействия с сервером не происходит — оно откладывается до получения полного набора данных, необходимых для формирования запроса на подписку.</text:p>
      <text:p text:style-name="P7"/>
      <text:p text:style-name="P8">Добавление торговых инструментов в подписку</text:p>
      <text:p text:style-name="P9"/>
      <text:p text:style-name="P9">Добавить один или несколько торговых инструментов в подписку можно с помощью функций <text:span text:style-name="T2">dxf_add_symbol</text:span><text:span text:style-name="T1"> </text:span>или <text:span text:style-name="T2">dxf_add_symbols</text:span><text:span text:style-name="T1"> </text:span>соответственно. В этот момент будет сформирован запрос на подписку на даные. Запрос посылается в рамках сетевого соединения, на основе которого была создана подписка, и включает в себя информацию о наборе торговых инструментов подписки, а также о типах торговых данных, комбинацией которых подписка была проинициализирована при создании.</text:p>
      <text:p text:style-name="P9"/>
      <text:p text:style-name="P9">Если подписка прошла удачно, то отныне при получении от своих источников торговых данных, на которые подписался клиент, сервер будет отправлять их клиенту (ядру <text:span text:style-name="T1">DXFeed</text:span>) в рамках установленного сетевого соединения.</text:p>
      <text:p text:style-name="P9"/>
      <text:p text:style-name="P8">Установка пользовательской процедуры — получателя торговых данных</text:p>
      <text:p text:style-name="P9"/>
      <text:p text:style-name="P9">После успешной подписки на данные сервер может в любой момент начать пересылать клиенту удовлетворяющие критериям подписки данные. Однако эти данные не дойдут до пользователя, пока он не укажет ядру <text:span text:style-name="T1">DXFeed, </text:span>в какую пользовательскую процедуру нужно передавать данные.</text:p>
      <text:p text:style-name="P9"/>
      <text:p text:style-name="P9">Установить процедуру — получатель данных можно с помощью функции <text:span text:style-name="T2">dxf_attach_event_listener</text:span><text:span text:style-name="T1">. </text:span>В момент вызова этой функции указатель на пользовательскую процедуру вносится в реестр получателей торговых данных по указанной подписке, и при получении от сервера следующей порции торговых данных данная процедура, наравне с остальными получателями, будет вызвана, а полученные торговые данные будут переданы ей в качестве параметров.</text:p>
      <text:p text:style-name="P9"/>
      <text:p text:style-name="P8">Получение актуального экземпляра торговых данных</text:p>
      <text:p text:style-name="P9"><text:soft-page-break/></text:p>
      <text:p text:style-name="P8"><text:span text:style-name="T12">Всякий раз когда от сервера в рамках сетевого соединения приходят новые торговые данные, наиболее актуальный экземпляр сохраняется во внутренних структурах ядра </text:span><text:span text:style-name="T5">DXFeed. </text:span><text:span text:style-name="T12">Данные хранятся отдельно по каждой паре (торговый инструмент, тип торговых данных).</text:span></text:p>
      <text:p text:style-name="P8"><text:span text:style-name="T12">Благодаря этому механизму пользователь в любой момент времени может запросить у ядра </text:span><text:span text:style-name="T5">DXFeed </text:span><text:span text:style-name="T12">данные по интересующим его инструменту и типу в рамках конкретного сетевого соединения. Сделать это можно с помощью функции </text:span><text:span text:style-name="T3">dxf_get_last_event</text:span><text:span text:style-name="T5">.</text:span></text:p>
      <text:p text:style-name="P9"/>
      <text:p text:style-name="P8"><text:span text:style-name="T12">При вызове этой функции во внутренних структурах ядра </text:span><text:span text:style-name="T5">DXFeed </text:span><text:span text:style-name="T12">будет произведён поиск данных по пользовательскому запросу, и в случае если такие данные обнаружены — они возвращаются по указателю через </text:span><text:span text:style-name="T5">OUT-</text:span><text:span text:style-name="T12">параметр функции.</text:span></text:p>
      <text:p text:style-name="P9">Если же данные не обнаружены — то в этот параметр записывается нулевое значение.</text:p>
      <text:p text:style-name="P9"/>
      <text:p text:style-name="P8">Получение информации о последней ошибке</text:p>
      <text:p text:style-name="P9"/>
      <text:p text:style-name="P8"><text:span text:style-name="T12">В процессе работы ядра </text:span><text:span text:style-name="T5">DXFeed </text:span><text:span text:style-name="T12">могут возникать непредвиденные ситуации. Иногда эти ошибки вызваны некорректными пользовательскими данными, переданными через входные параметры интерфейсных функций, или же выявляются в процессе выполнения пользовательских запросов. Иногда такие ситуации возникают независимо от действий пользователя — например, при обрыве сетевого соединения или при ошибке обращения к файлу журнала событий.</text:span></text:p>
      <text:p text:style-name="P9"/>
      <text:p text:style-name="P8"><text:span text:style-name="T12">Чтобы пользователь был в курсе произошедших проблем, все интерфейсные функции ядра </text:span><text:span text:style-name="T5">DXFeed </text:span><text:span text:style-name="T12">возвращают значение типа </text:span><text:span text:style-name="T3">ERRORCODE.</text:span><text:span text:style-name="T5"> </text:span><text:span text:style-name="T12">Данный тип является синонимом типа </text:span><text:span text:style-name="T3">int</text:span><text:span text:style-name="T5"> </text:span><text:span text:style-name="T12">и подразумевает лишь два возможных значения, кодируемых константами </text:span><text:span text:style-name="T3">DXF_SUCCESS</text:span><text:span text:style-name="T5"> </text:span><text:span text:style-name="T12">и </text:span><text:span text:style-name="T3">DXF_FAILURE</text:span><text:span text:style-name="T5">. </text:span><text:span text:style-name="T12">Возврат первого значения означает успешное завершение операции, в то время как возврат второго означает что в процессе выполнения запрошенного действия возникла непредвиденная ситуация.</text:span></text:p>
      <text:p text:style-name="P9"/>
      <text:p text:style-name="P8"><text:span text:style-name="T12">Чтобы узнать, какая именно непредвиденная ситуация возникла, сразу после возврата из функции, которая вернула </text:span><text:span text:style-name="T3">DXF_FAILURE</text:span><text:span text:style-name="T5">, </text:span><text:span text:style-name="T12">нужно вызвать функцию </text:span><text:span text:style-name="T3">dxf_get_last_error</text:span><text:span text:style-name="T5">. </text:span><text:span text:style-name="T12">Данная функция вернёт код произошедшей ошибки, а также текстовое описание ошибки на английском. Текстовое описание при этом адаптировано для пользователя, то есть понятных только программистам текстов там нет.</text:span></text:p>
      <text:p text:style-name="P8"><text:span text:style-name="T12">Очень важно воспользоваться данной функцией до вызова следующей интерфейсной функции ядра </text:span><text:span text:style-name="T5">DXFeed, </text:span><text:span text:style-name="T12">потому как в самом начале каждой функции информация о последней ошибки очищается.</text:span></text:p>
      <text:p text:style-name="P9"/>
      <text:p text:style-name="P8"><text:span text:style-name="T12">Несколько иначе происходит оповещение пользователя об ошибках, происходящих независимо от его действий. Для оповещения об асинхронных ошибках пользователь при создании сетевого соединения передаёт в функцию </text:span><text:span text:style-name="T3">dxf_create_connection</text:span><text:span text:style-name="T5"> </text:span><text:span text:style-name="T12">указатель на </text:span><text:span text:style-name="T5">callback-</text:span><text:span text:style-name="T12">функцию на своей стороне. Данная функция должна иметь сигнатуру, согласующуюся с типом </text:span><text:span text:style-name="T3">dxf_conn_termination_notifier_t</text:span><text:span text:style-name="T5"> </text:span><text:span text:style-name="T12">и передаётся в функцию создания сетевого соединения через параметр </text:span><text:span text:style-name="T3">notifier</text:span><text:span text:style-name="T5">.</text:span></text:p>
      <text:p text:style-name="P8"><text:span text:style-name="T12">В случае возникновения асинхронной ошибки в процессе выполнения работы, связанной с тем или иным сетевым соединением (обслуживание сокета, разбор входящиз сообщений и т.п.), ядро </text:span><text:span text:style-name="T5">DXFeed </text:span><text:span text:style-name="T12">информирует об этом пользователя путём вызова указанного при создании данного сетевого соединения </text:span><text:span text:style-name="T5">callback'</text:span><text:span text:style-name="T12">а. Соответственно, если пользователь хочет знать, какая именно ошибка произошла, он должен первым делом вызвать функцию </text:span><text:span text:style-name="T3">dxf_get_last_error</text:span><text:span text:style-name="T5"> </text:span><text:span text:style-name="T12">в теле этого </text:span><text:span text:style-name="T5">callback'</text:span><text:span text:style-name="T12">а.</text:span></text:p>
      <text:p text:style-name="P9"/>
      <text:p text:style-name="P8"><text:span text:style-name="T12">Список констант, обозначающих возможные коды ошибок, можно увидеть в файле </text:span><text:soft-page-break/><text:span text:style-name="T14">.</text:span><text:span text:style-name="T3">/include/DXErrorCodes.h</text:span><text:span text:style-name="T5">.</text:span></text:p>
      <text:p text:style-name="P24"/>
      <text:p text:style-name="P9"><text:toc-mark-start text:id="IMark221646656" text:outline-level="2"/>Внутреннее строение в деталях<text:toc-mark-end text:id="IMark221646656"/></text:p>
      <text:p text:style-name="P9"/>
      <text:p text:style-name="P8"><text:span text:style-name="T12">В данном разделе подробно описывается внутренняя архитектура ядра </text:span><text:span text:style-name="T5">DXFeed</text:span><text:span text:style-name="T12">, происходящие внутри него процессы и их взаимосвязь.</text:span></text:p>
      <text:p text:style-name="P9"/>
      <text:p text:style-name="P9"><text:toc-mark-start text:id="IMark221646656" text:outline-level="3"/>Некоторые базовые понятия<text:toc-mark-end text:id="IMark221646656"/></text:p>
      <text:p text:style-name="P8"/>
      <text:p text:style-name="P8"><text:span text:style-name="T12">Прежде чем перейти к детальному разбору устройства ядра </text:span><text:span text:style-name="T5">DXFeed, </text:span><text:span text:style-name="T12">полезно узнать о некоторых базовых подходах, используемых в его реализации. Данные подходы определяются либо логикой работы приложения, либо соображениями здравого смысла и программистской грамотности, поэтому относятся не к какой-то конкретной части ядра, а ко всему ядру в целом. Это и позволяет рассматривать их отдельно от той функциональности, которая их использует.</text:span></text:p>
      <text:p text:style-name="P8"/>
      <text:p text:style-name="P9"><text:toc-mark-start text:id="IMark221646656" text:outline-level="4"/>Общие алгоритмы<text:toc-mark-end text:id="IMark221646656"/></text:p>
      <text:p text:style-name="P9"/>
      <text:p text:style-name="P9">В рамках любой мало-мальски сложной программной системы бывают ситуации, когда к разнотипным данным необходимо применить однотипные алгоритмы обработки. При этом хочется минимизировать дублирование кода и идей, чтобы логика алгоритма была закодирована таким образом, чтобы её можно было использовать с различными типами данных.</text:p>
      <text:p text:style-name="P9">Примером подобного алгоритма является сортировка массива. Алгоритм сортировки не зависит от конкретного типа хранимых в массиве данных, ему лишь необходимо иметь критерий очерёдности для значений данного типа и уметь переставлять местами элементы в массиве.</text:p>
      <text:p text:style-name="P9"/>
      <text:p text:style-name="P8"><text:span text:style-name="T12">В языке </text:span><text:span text:style-name="T5">C++ </text:span><text:span text:style-name="T12">для подобных задач используются шаблоны, которые позволяют эффективно отделять логику действий от внутренней реализации данных, позволяя работать с совершенно разными данными в единообразной манере.</text:span></text:p>
      <text:p text:style-name="P8"><text:span text:style-name="T12">Язык С, на котором реализовано ядро </text:span><text:span text:style-name="T5">DXFeed, </text:span><text:span text:style-name="T12">не имеет столь элегантной возможности. Однако до некоторой степени её отсутствие можно скомпенсировать использованием макросов.</text:span></text:p>
      <text:p text:style-name="P9"/>
      <text:p text:style-name="P8"><text:span text:style-name="T12">В файле </text:span><text:span text:style-name="T14">.</text:span><text:span text:style-name="T3">/src/DXAlgorithms.h</text:span><text:span text:style-name="T5"> </text:span><text:span text:style-name="T12">объявлены (а в случае с макросами — и определены) различные алгоритмы, которые используются во множестве мест по всему проекту. Критерий попадания функции или макроса в эту коллекцию — это его универсальность, то есть независимость от каких-либо специфических типов данных, а также наличие потребности в данном алгоритме как минимум в двух различных кусках кода проекта.</text:span></text:p>
      <text:p text:style-name="P9"/>
      <text:p text:style-name="P8"><text:span text:style-name="T12">Наиболее широко используемыми из содержащихся в </text:span><text:span text:style-name="T14">.</text:span><text:span text:style-name="T3">/src/DXAlgorithms.h</text:span><text:span text:style-name="T5"> </text:span><text:span text:style-name="T12">и </text:span><text:span text:style-name="T14">.</text:span><text:span text:style-name="T3">/src/DXAlgorithms.c</text:span><text:span text:style-name="T5"> </text:span><text:span text:style-name="T12">алгоритмов являются функции работы со строками, а также алгоритмы обработки массивов.</text:span></text:p>
      <text:p text:style-name="P8"><text:span text:style-name="T12">Алгоритмы обработки массивов реализованы несколькими макросами, имена которых начинаются на </text:span><text:span text:style-name="T3">DX_ARRAY_</text:span><text:span text:style-name="T5">, </text:span><text:span text:style-name="T12">например, </text:span><text:span text:style-name="T3">DX_ARRAY_BINARY_SEARCH</text:span><text:span text:style-name="T5"> – </text:span><text:span text:style-name="T12">алгоритм бинарного поиска по массиву. При этом в комментариях к коду этих макросов указаны требования к передаваемым в них параметрам. Например, макрос </text:span><text:span text:style-name="T3">DX_ARRAY_INSERT</text:span><text:span text:style-name="T5">, </text:span><text:span text:style-name="T12">реализующий вставку в массив элемента по заданному индексу, требует чтобы объект массива представлял из себя структуру, в которой есть как минимум три поля — указатель на объект типа хранящихся в массиве значений, используемый как динамически меняющийся массив </text:span><text:span text:style-name="T12">объектов, счётчик текущего количества элементов, а также реальную ёмкость буфера данных.</text:span></text:p>
      <text:p text:style-name="P9"><text:soft-page-break/></text:p>
      <text:p text:style-name="P9"><text:toc-mark-start text:id="IMark221646656" text:outline-level="4"/>Кодирование торговых инструментов<text:toc-mark-end text:id="IMark221646656"/></text:p>
      <text:p text:style-name="P9"/>
      <text:p text:style-name="P8"><text:span text:style-name="T12">Как уже упоминалось ранее, торговые инструменты на пользовательском уровне являют собой строковые константы. Однако в рамках протокола </text:span><text:span text:style-name="T5">QDP </text:span><text:span text:style-name="T12">это не единственное представление торговых инструментов.</text:span></text:p>
      <text:p text:style-name="P8"><text:span text:style-name="T12">Дело в том, что одной из целей, которую преследовали создатели протокола </text:span><text:span text:style-name="T5">QDP, </text:span><text:span text:style-name="T12">является максимальная эффективность использования ресурсов, в том числе сетевого трафика, потому как реализующие данный протокол программные компоненты работают под очень большой нагрузкой, и любая неоптимальность может в конечном счёте привести к серьёзным просадкам по производительности.</text:span></text:p>
      <text:p text:style-name="P9">Поэтому в некоторых случаях при передаче информации о торговых инструментах по сети наименование инструмента кодируется не как строка, а как число. Естественно, это возможно лишь в случае соблюдения некоторых ограничений, налагаемых при этом на имя инструмента.</text:p>
      <text:p text:style-name="P9"/>
      <text:p text:style-name="P8"><text:span text:style-name="T12">В рамках протокола </text:span><text:span text:style-name="T5">QDP </text:span><text:span text:style-name="T12">используется так называемый </text:span><text:span text:style-name="T3">PentaCodec</text:span><text:span text:style-name="T5"> – </text:span><text:span text:style-name="T12">алгоритм кодирования торговых инструментов, позволяющий преобразовывать строку с именем инструмента в 32-битное число так, чтобы каждый символ строки кодировался всего 5-ю битами.</text:span></text:p>
      <text:p text:style-name="P9">Подобное преобразование возможно лишь для имён инструментов, имя которых имеет небольшую длину и состоит лишь из символов латинского алфавита и небольшого набора специальных символов.</text:p>
      <text:p text:style-name="P9"/>
      <text:p text:style-name="P8"><text:span text:style-name="T12">Подробнее об алгоритме работы данного кодека и налагаемых им ограничениях на имена инструментов можно узнать, прочитав заголовочный комментарий в файле </text:span><text:span text:style-name="T14">.</text:span><text:span text:style-name="T3">/src/SymbolCodec.h</text:span><text:span text:style-name="T5">. </text:span><text:span text:style-name="T12">Там же объявлены необходимые для использования данного кодека функции. Реализация этих функций находится в файле </text:span><text:span text:style-name="T14">.</text:span><text:span text:style-name="T3">/src/SymbolCodec.c</text:span><text:span text:style-name="T5">.</text:span></text:p>
      <text:p text:style-name="P9"/>
      <text:p text:style-name="P9"><text:toc-mark-start text:id="IMark221646656" text:outline-level="3"/>Потоковая модель<text:toc-mark-end text:id="IMark221646656"/></text:p>
      <text:p text:style-name="P9"/>
      <text:p text:style-name="P8"><text:span text:style-name="T12">Ядро </text:span><text:span text:style-name="T5">DXFeed </text:span><text:span text:style-name="T12">практически целиком удовлетворяет </text:span><text:span text:style-name="T5">thread-safe </text:span><text:span text:style-name="T12">подходу. Это означает что практически все его интерфейсные функции можно с успехом вызывать из различных пользовательских потоков. Исключение составляет функция удаления сетевого соединения, которая должна быть вызвана из того же потока, в котором произошло создание этого сетевого соединения.</text:span></text:p>
      <text:p text:style-name="P8"><text:span text:style-name="T12">Дело в том что некоторые данные, относящиеся к сетевым соединениям, хранятся в </text:span><text:span text:style-name="T5">thread-specific </text:span><text:span text:style-name="T12">переменных, и получить к ним доступ, в том числе для последующей деаллокации, можно лишь из того потока, в котором они были созданы.</text:span></text:p>
      <text:p text:style-name="P8"><text:span text:style-name="T12"/></text:p>
      <text:p text:style-name="P8"><text:span text:style-name="T12">Тем не менее, использование лишь одного пользовательского потока несколько увеличивает общую надёжность системы. Дело в том, что ядро </text:span><text:span text:style-name="T5">DXFeed </text:span><text:span text:style-name="T12">внутри себя разделяет использующие его потоки на «главный» и все остальные. Главным считается пользовательский поток, в котором первый раз была вызвана какая-либо интерфейсная функция ядра.</text:span></text:p>
      <text:p text:style-name="P8"><text:span text:style-name="T12">Повышение надёжности связано с тем, что помимо информации о сетевых соединениях в </text:span><text:span text:style-name="T5">thread</text:span><text:span text:style-name="T12">-</text:span><text:span text:style-name="T5">specific </text:span><text:span text:style-name="T12">переменных хранятся и другие данные, в том числе информация о последней имевшей место в этом потоке ошибке. Но для «главного» потока данное хранилище заменено на обычную статическую переменную, доступ к которой не может в принципе быть сопряжён с потенциальными ошибками, в то время как оперирование </text:span><text:span text:style-name="T5">thread-specific </text:span><text:span text:style-name="T12">переменными может в принципе завершиться неудачей. Поэтому «главный» поток чуть более защищён от сбоев, могущих повлиять на извлечение информации об ошибках.</text:span></text:p>
      <text:p text:style-name="P9"/>
      <text:p text:style-name="P8"><text:soft-page-break/><text:span text:style-name="T12">Помимо работы в пользовательском потоке, ядро </text:span><text:span text:style-name="T5">DXFeed </text:span><text:span text:style-name="T12">порождает набор собственных потоков по следующему алгоритму: на каждое созданное сетевое соединение создаётся два дополнительных потока. Один из них — это поток, обрабатывающий поступающие из созданного в рамках сетевого соединения сокета данные. Другой — это поток, прорабатывающий вспомогательные задачи. Примерами подобных задач может быть асинхронная отправка серверу сообщений протокола </text:span><text:span text:style-name="T5">QDP, </text:span><text:span text:style-name="T12">отсчёт таймаутов ответов от сервера и т.п.</text:span></text:p>
      <text:p text:style-name="P9"/>
      <text:p text:style-name="P8"><text:span text:style-name="T12">Создание обоих типов потоков происходит при создании сетевого соединения и описано в файле </text:span><text:span text:style-name="T3">./src/DXNetwork.c</text:span><text:span text:style-name="T5"> </text:span><text:span text:style-name="T12">в функции </text:span><text:span text:style-name="T3">dx_bind_to_address</text:span><text:span text:style-name="T5">.</text:span></text:p>
      <text:p text:style-name="P24"/>
      <text:p text:style-name="P9"><text:toc-mark-start text:id="IMark221646656" text:outline-level="4"/>Синхронизация<text:toc-mark-end text:id="IMark221646656"/></text:p>
      <text:p text:style-name="P9"/>
      <text:p text:style-name="P8"><text:span text:style-name="T12">Как главный пользовательский поток, так и порождённые внутри ядра </text:span><text:span text:style-name="T5">DXFeed </text:span><text:span text:style-name="T12">потоки </text:span><text:span text:style-name="T12">периодически используют общие данные. Например, в главном потоке модифицируются реестры подписок в рамках сетевых соединений и наборы торговых инструментов в рамках подписок, а поток, обслуживающий сокет, ведёт по этим данным поиск при выборе нужных пользовательских процедур, получающих данные.</text:span></text:p>
      <text:p text:style-name="P8"><text:span text:style-name="T12">Поэтому доступ ко всем данным, используемым несколькими потоками, защищается с помощью мьютексов библиотеки </text:span><text:span text:style-name="T3">pthreads.</text:span><text:span text:style-name="T5"> </text:span><text:span text:style-name="T12">Мьютексы имеют тип </text:span><text:span text:style-name="T3">pthreads_mutex_t</text:span><text:span text:style-name="T5"> </text:span><text:span text:style-name="T12">и обычно включают в своё название слово </text:span><text:span text:style-name="T5">guard, </text:span><text:span text:style-name="T12">например, </text:span><text:span text:style-name="T3">socket_guard</text:span><text:span text:style-name="T5"> – </text:span><text:span text:style-name="T12">мьютекс, контролирующий доступ к объекту сокета.</text:span></text:p>
      <text:p text:style-name="P9"/>
      <text:p text:style-name="P9">Важно отметить, что синхронизация доступа требуется только в рамках одног сетевого соединения. То есть, максимально возможное число потоков, имеющих доступ к какому-то объекту — три: главный пользовательский, поток сокета и поток очереди.</text:p>
      <text:p text:style-name="P8"><text:span text:style-name="T12">Структура данных ядра </text:span><text:span text:style-name="T5">DXFeed </text:span><text:span text:style-name="T12">спроектирована таким образом, что данные, принадлежащие разным сетевым соединениям, а также всем подсущностям в рамках разных сетевых соединений, в принципе не пересекаются. Реализовано это путём инкапсуляции всех специфических данных в </text:span><text:span text:style-name="T14">контекст сетевого соединения</text:span><text:span text:style-name="T12">, </text:span><text:span text:style-name="T3">connection context</text:span><text:span text:style-name="T5">.</text:span></text:p>
      <text:p text:style-name="P24"/>
      <text:p text:style-name="P9"><text:toc-mark-start text:id="IMark221646656" text:outline-level="4"/>Контексты сетевых соединений<text:toc-mark-end text:id="IMark221646656"/></text:p>
      <text:p text:style-name="P9"/>
      <text:p text:style-name="P8"><text:span text:style-name="T12">Созданное сетевое соединение описывается в рамках ядра </text:span><text:span text:style-name="T5">DXFeed </text:span><text:span text:style-name="T12">объектами типа </text:span><text:span text:style-name="T3">dxf_connection_t</text:span><text:span text:style-name="T5">. </text:span><text:span text:style-name="T12">Данный тип является синонимом типа </text:span><text:span text:style-name="T3">void*</text:span><text:span text:style-name="T5"> </text:span><text:span text:style-name="T12">и представляет собой </text:span><text:span text:style-name="T5">opaque type </text:span><text:span text:style-name="T12">(тип со скрытой реализацией).</text:span></text:p>
      <text:p text:style-name="P8"><text:span text:style-name="T12">Однако, если взглянуть на механизм создания сетевых соединений внимательнее, можно выяснить, какой истинный смысл стоит за значениями, скрытыми в </text:span><text:span text:style-name="T3">dxf_connection_t</text:span><text:span text:style-name="T5">.</text:span></text:p>
      <text:p text:style-name="P24"/>
      <text:p text:style-name="P8"><text:span text:style-name="T12">В функции </text:span><text:span text:style-name="T3">dxf_create_connection</text:span><text:span text:style-name="T5">, </text:span><text:span text:style-name="T12">вызываемой пользователем для создания сетевого соединения, результирующий объект </text:span><text:span text:style-name="T3">connection</text:span><text:span text:style-name="T5"> </text:span><text:span text:style-name="T12">создаётся вызовом функции </text:span><text:span text:style-name="T3">dx_init_connection</text:span><text:span text:style-name="T5">. </text:span><text:span text:style-name="T12">Данная функция объявлена в файле </text:span><text:span text:style-name="T14">.</text:span><text:span text:style-name="T3">/src/ConnectionContextData.h</text:span><text:span text:style-name="T5"> </text:span><text:span text:style-name="T12">и определена в файле </text:span><text:span text:style-name="T14">.</text:span><text:span text:style-name="T3">/src/ConnectionContextData.c</text:span><text:span text:style-name="T5">. </text:span><text:span text:style-name="T12">Именно эти файлы и отвечают за основную функциональность, реализующую контексты сетевых соединений.</text:span></text:p>
      <text:p text:style-name="P9"/>
      <text:p text:style-name="P8"><text:span text:style-name="T12">На самом деле, при создании объекта сетевого соединения создаётся структура типа </text:span><text:span text:style-name="T3">dx_connection_data_collection_t</text:span><text:span text:style-name="T5">. </text:span><text:span text:style-name="T12">Она представляет собой массив указателей на данные </text:span><text:span text:style-name="T14">подсистем</text:span><text:span text:style-name="T12">.</text:span></text:p>
      <text:p text:style-name="P9"/>
      <text:p text:style-name="P8">Что такое подсистема?</text:p>
      <text:p text:style-name="P9"/>
      <text:p text:style-name="P8"><text:span text:style-name="T12">Подсистема — это обобщающее понятие, в рамках которого объединяется в единую </text:span><text:soft-page-break/><text:span text:style-name="T12">сущность определённая функциональность ядра </text:span><text:span text:style-name="T5">DXFeed, </text:span><text:span text:style-name="T12">в рамках которой идёт тесное взаимодействие и оперирование одними и теми же данными.</text:span></text:p>
      <text:p text:style-name="P9">Другая особенность подсистемы — это необходимость поддерживать отдельный контекст её данных для каждого сетевого соединения. По сути, это и есть главная причина создания подсистем и контекстов сетевых соединений вообще.</text:p>
      <text:p text:style-name="P24"/>
      <text:p text:style-name="P8"><text:span text:style-name="T12">Набор существующих в ядре </text:span><text:span text:style-name="T5">DXFeed </text:span><text:span text:style-name="T12">подсистем — вещь статическая, которая задаётся исходным кодом. У каждой подсистемы есть свой идентификатор — число из диапазона </text:span><text:span text:style-name="T5">[0, </text:span><text:span text:style-name="T12">&lt;количество подсистем&gt;). В массиве указателей на данные подсистем в структуре </text:span><text:span text:style-name="T3">dx_connection_data_collection_t</text:span><text:span text:style-name="T12"> этот идентификатор служит индексом данных конкретной подсистемы. Набор идентификаторов кодируется в </text:span><text:span text:style-name="T5">enum'</text:span><text:span text:style-name="T12">е </text:span><text:span text:style-name="T3">dx_connection_context_subsystem_t</text:span><text:span text:style-name="T5">.</text:span></text:p>
      <text:p text:style-name="P24"/>
      <text:p text:style-name="P8">Создание и уничтожение данных подсистем</text:p>
      <text:p text:style-name="P9"/>
      <text:p text:style-name="P9">Для функционирования сетевого соединения необходимо успешное создание данных всех его подсистем. В противном случае этим подсистемам некуда будет сохранять результат своей работы, а также неоткуда получать необходимую для работы информацию.</text:p>
      <text:p text:style-name="P8"><text:span text:style-name="T12">Для повышения гибкости использования контекстов сетевого соединения, а также с целью максимальной абстракции данных, сам контекст сетевого соединения не знает, какие именно данные хранятся в его подсистемах. Ему это и не нужно, так как задача функционала контекста — сохранять поступающие извне по обезличенному указателю </text:span><text:span text:style-name="T3">void*</text:span><text:span text:style-name="T5"> </text:span><text:span text:style-name="T12">данные подсистем, а также выдавать их в таком же обезличенном виде по запросу.</text:span></text:p>
      <text:p text:style-name="P9"/>
      <text:p text:style-name="P8"><text:span text:style-name="T12">Поэтому в файле </text:span><text:span text:style-name="T14">.</text:span><text:span text:style-name="T3">/src/ConnectionContextData.h</text:span><text:span text:style-name="T5"> </text:span><text:span text:style-name="T12">определены сигнатуры для функций инициализации и деинициализации данных подсистем, а также объявлены сами методы.</text:span></text:p>
      <text:p text:style-name="P8"><text:span text:style-name="T12">Заголовки методов реализованы с помощью макросов </text:span><text:span text:style-name="T3">DX_CONNECTION_SUBSYS_INIT_PROTO</text:span><text:span text:style-name="T5"> </text:span><text:span text:style-name="T12">и </text:span><text:span text:style-name="T3">DX_CONNECTION_SUBSYS_DEINIT_PROTO</text:span><text:span text:style-name="T5">.</text:span></text:p>
      <text:p text:style-name="P24"/>
      <text:p text:style-name="P8"><text:span text:style-name="T12">При этом сами эти функции определены в исходном коде ядра </text:span><text:span text:style-name="T5">DXFeed, </text:span><text:span text:style-name="T12">принадлежащем конкретным подсистемам. То есть реальная инициализация и деинициализация данных происходит в том самом месте, где они потом будут использоваться. Тем самым структура данных подсистемы извне недоступна, что защищает эти данные от ошибочного использования.</text:span></text:p>
      <text:p text:style-name="P9"/>
      <text:p text:style-name="P9">Вызов функций инициализации и деинициализации данных подсистем вызывается автоматически при создании и уничтожении сетевого соединения. При этом на уровне исходного кода можно задать очерёдность, согласно которой подсистемы инициализируются и деинициализируются, причём для инициализации и деинициализации используется своя независимая очередь.</text:p>
      <text:p text:style-name="P9">Это сделано для того чтобы облегчить подсистемам взаимодействие друг с другом. Наиболее независимые подсистемы при этом создаются раньше всего и уничтожаются позже всего.</text:p>
      <text:p text:style-name="P8"><text:span text:style-name="T12">Разработчик может задать очерёдность, согласно которой подсистемы инициализируются и деинициализируются, модифицировав порядок следования функций в массивах </text:span><text:span text:style-name="T3">g_initializer_queue</text:span><text:span text:style-name="T5"> </text:span><text:span text:style-name="T12">и </text:span><text:span text:style-name="T3">g_deinitializer_queue</text:span><text:span text:style-name="T5">, </text:span><text:span text:style-name="T12">описанных в файле </text:span><text:span text:style-name="T14">.</text:span><text:span text:style-name="T3">/src/ConnectionContextData.c</text:span><text:span text:style-name="T5">.</text:span></text:p>
      <text:p text:style-name="P24"/>
      <text:p text:style-name="P8"><text:span text:style-name="T12">Чтобы установить проинициализированные данные подсистемы в контекст сетевого соединения, функция инициализации должна вызвать определённую в файле </text:span><text:span text:style-name="T14">.</text:span><text:span text:style-name="T3">/src/ConnectionContextData.h</text:span><text:span text:style-name="T5"> </text:span><text:span text:style-name="T12">функцию </text:span><text:span text:style-name="T3">dx_set_subsystem_data</text:span><text:span text:style-name="T5">, </text:span><text:span text:style-name="T12">передав ей на вход идентификатор сетевого соединения, полученный в качестве параметра, идентификатор подсистемы, а также обезличенный указатель на проинициализированные данные.</text:span></text:p>
      <text:p text:style-name="P24"/>
      <text:p text:style-name="P8">Использование данных подсистем</text:p>
      <text:p text:style-name="P9"><text:soft-page-break/></text:p>
      <text:p text:style-name="P8"><text:span text:style-name="T12">Получить обезличенный указатель на данные подсистемы можно в любом месте ядра </text:span><text:span text:style-name="T5">DXFeed </text:span><text:span text:style-name="T12">путём вызова объявленной в файле </text:span><text:span text:style-name="T14">.</text:span><text:span text:style-name="T3">/src/ConnectionContextData.h</text:span><text:span text:style-name="T5"> </text:span><text:span text:style-name="T12">функции </text:span><text:span text:style-name="T3">dx_get_subsystem_data</text:span><text:span text:style-name="T5">. </text:span><text:span text:style-name="T12">Для этого потребуется указать идентификаторы сетевого соединения и той подсистемы, чьи данные требуется извлечь.</text:span></text:p>
      <text:p text:style-name="P9"/>
      <text:p text:style-name="P9"><text:toc-mark-start text:id="IMark221646656" text:outline-level="3"/>Структура данных подписок<text:toc-mark-end text:id="IMark221646656"/></text:p>
      <text:p text:style-name="P9"/>
      <text:p text:style-name="P8"><text:span text:style-name="T12">Все манипуляции с подписками ядро </text:span><text:span text:style-name="T5">DXFeed </text:span><text:span text:style-name="T12">осуществляет с помощью функционала, описанного в файле </text:span><text:span text:style-name="T14">.</text:span><text:span text:style-name="T3">/src/EventSubscription.h</text:span><text:span text:style-name="T5"> </text:span><text:span text:style-name="T12">и реализованного в файле </text:span><text:span text:style-name="T14">.</text:span><text:span text:style-name="T3">/src/EventSubscription.c</text:span><text:span text:style-name="T5">. </text:span><text:span text:style-name="T12">В последнем файле также описаны все структуры, используемые для хранения данных подписок.</text:span></text:p>
      <text:p text:style-name="P9"/>
      <text:p text:style-name="P8"><text:span text:style-name="T12">Так как подписки являются подсущностями сетевых соединений, т.е. у любой подписки есть </text:span><text:span text:style-name="T12">обслуживающее её сетевое соединение, то данные, хранящие в себе информацию о подписках, сохранены в контексте сетевого соединения и принадлежат подсистеме с кодом </text:span><text:span text:style-name="T3">dx_ccs_event_subscription</text:span><text:span text:style-name="T5">.</text:span></text:p>
      <text:p text:style-name="P8"><text:span text:style-name="T12">При этом данные подсистемы подписок хранятся в структуре типа </text:span><text:span text:style-name="T3">dx_event_subscription_connection_context_t</text:span><text:span text:style-name="T5">.</text:span></text:p>
      <text:p text:style-name="P24"/>
      <text:p text:style-name="P8">Подписки и торговые инструменты</text:p>
      <text:p text:style-name="P9"/>
      <text:p text:style-name="P9">В основе данных, описывающих созданные в рамках сетевого соединения подписки, лежат взаимосвязанные наборы структур двух типов — описывающих подписки и описывающих торговые инструменты.</text:p>
      <text:p text:style-name="P9"/>
      <text:p text:style-name="P8"><text:span text:style-name="T12">Описание подписки хранится в структурах типа </text:span><text:span text:style-name="T3">dx_subscription_data_t</text:span><text:span text:style-name="T5">, </text:span><text:span text:style-name="T12">а описание торгового инструмента — в структурах типа </text:span><text:span text:style-name="T3">dx_symbol_data_t</text:span><text:span text:style-name="T5">. </text:span><text:span text:style-name="T12">При этом каждая подписка имеет в своём описании массив торговых инструментов, которые в неё добавлены, а каждый торговый инструмент — массив подписок, в которые он добавлен. Такая двойная связь нужна для ускорения поиска символов по подпискам и наоборот.</text:span></text:p>
      <text:p text:style-name="P9"/>
      <text:p text:style-name="P8"><text:span text:style-name="T12">При этом и инструменты, и подписки хранят в себе не экземпляры друг друга, а лишь указатели на эти экземпляры. Непосредственно же объекты структур, описывающих подписки и торговые инструменты, хранятся в контексте сетевого соединения в объекте типа <text:s/></text:span><text:span text:style-name="T3">dx_event_subscription_connection_context_t.</text:span></text:p>
      <text:p text:style-name="P24"/>
      <text:p text:style-name="P8">Хранение объектов описания подписок</text:p>
      <text:p text:style-name="P9"/>
      <text:p text:style-name="P8"><text:span text:style-name="T12">В объекте данных подсистемы подписок информация о подписках хранится в поле </text:span><text:span text:style-name="T3">subscriptions</text:span><text:span text:style-name="T12"> типа </text:span><text:span text:style-name="T3">dx_subscription_data_array_t</text:span><text:span text:style-name="T5">. </text:span><text:span text:style-name="T12">Данный объект представляет собой структуру, заточенную под использование алгоритмов работы с массивами.</text:span></text:p>
      <text:p text:style-name="P9"/>
      <text:p text:style-name="P8">Хранение объектов торговых инструментов</text:p>
      <text:p text:style-name="P9"/>
      <text:p text:style-name="P9">С объектами торговых инструментов всё несколько сложнее чем с описателями подписок.</text:p>
      <text:p text:style-name="P8"><text:span text:style-name="T12">Как уже упоминалось ранее, в рамках протокола </text:span><text:span text:style-name="T5">QDP </text:span><text:span text:style-name="T12">инструменты кодируются двумя способами — 32-битным числом в некоторых особых случаях и строкой во всех остальных случаях.</text:span></text:p>
      <text:p text:style-name="P8"><text:span text:style-name="T12">В случае с хранением объектов, описывающих торговые инструменты, данная особенность протокола важна, ибо ядро </text:span><text:span text:style-name="T5">DXFeed </text:span><text:span text:style-name="T12">должно обеспечивать эффективную работу с поступающими от сервера данными, в том числе в вопросе обработки торговых </text:span><text:soft-page-break/><text:span text:style-name="T12">инструментов.</text:span></text:p>
      <text:p text:style-name="P9"/>
      <text:p text:style-name="P9">С этой целью для хранения инструментов, чьи имена кодируются числом, и инструментов, чьи имена кодируются строкой, реализованы отдельные, хотя и одинаковые по структуре контейнеры.</text:p>
      <text:p text:style-name="P9"/>
      <text:p text:style-name="P8"><text:span text:style-name="T12">В структуре типа </text:span><text:span text:style-name="T3">dx_event_subscription_connection_context_t</text:span><text:span text:style-name="T5">, </text:span><text:span text:style-name="T12">представляющей собой контекст сетевого соединения для подсистемы подписок, есть два поля — </text:span><text:span text:style-name="T3">ciphered_symbols</text:span><text:span text:style-name="T5"> </text:span><text:span text:style-name="T12">и </text:span><text:span text:style-name="T3">hashed_symbols</text:span><text:span text:style-name="T5">. </text:span><text:span text:style-name="T12">Первое представляет из себя контейнер для инструментов, чьи имена кодируются числом (шифром), второе используется для хранения остальных инструментов.</text:span></text:p>
      <text:p text:style-name="P9"/>
      <text:p text:style-name="P9">Структура этих контейнеров заточена для максимально эффективного поиска объекта инструмента по его имени. Поэтому реализованы они следующим образом.</text:p>
      <text:p text:style-name="P9"/>
      <text:p text:style-name="P8"><text:span text:style-name="T12">Сами поля </text:span><text:span text:style-name="T3">ciphered_symbols</text:span><text:span text:style-name="T5"> </text:span><text:span text:style-name="T12">и </text:span><text:span text:style-name="T3">hashed_symbols</text:span><text:span text:style-name="T5"> </text:span><text:span text:style-name="T12">представляют собой массивы статического размера, где размер кодируется задаваемой в коде константой </text:span><text:span text:style-name="T3">SYMBOL_BUCKET_COUNT.</text:span><text:span text:style-name="T5"> </text:span><text:span text:style-name="T12">При этом элементами этих массивов являются структуры типа </text:span><text:span text:style-name="T3">dx_symbol_data_array_t</text:span><text:span text:style-name="T5">, </text:span><text:span text:style-name="T12">которые хранят в себе массив указателей на объекты типа </text:span><text:span text:style-name="T3">dx_symbol_data_t</text:span><text:span text:style-name="T5">, </text:span><text:span text:style-name="T12">которые и используются для хранения данных по инструменту.</text:span></text:p>
      <text:p text:style-name="P9">Такая двухуровневая структура реализует концепцию хэш-таблицы, благодаря которой поиск данных инструмента по его имени происходит за амортизированное константное время.</text:p>
      <text:p text:style-name="P9"/>
      <text:p text:style-name="P8"><text:span text:style-name="T12">При этом хэш-функцией, позволяющей определить, в какую именно ячейку массива должен попасть инструмент, является определённая в файле </text:span><text:span text:style-name="T14">.</text:span><text:span text:style-name="T3">/src/EventSubscription.c</text:span><text:span text:style-name="T5"> </text:span><text:span text:style-name="T12">функция </text:span><text:span text:style-name="T3">dx_get_bucket_index</text:span><text:span text:style-name="T5">, </text:span><text:span text:style-name="T12">принимающая на вход 32-битное число и выдающая в качестве результирующего значения число из диапазона </text:span><text:span text:style-name="T5">[0, </text:span><text:span text:style-name="T3">SYMBOL_BUCKET_INDEX</text:span><text:span text:style-name="T5">).</text:span></text:p>
      <text:p text:style-name="P8"><text:span text:style-name="T12">Для инструментов, имя которых может быть закодировано в виде 32-битного шифра, этот шифр и передаётся в качестве входного параметра в эту функцию. Для остальных же инструментов с помощью функции </text:span><text:span text:style-name="T3">dx_symbol_name_hasher</text:span><text:span text:style-name="T5"> </text:span><text:span text:style-name="T12">генерируется 32-битный хэш их имени.</text:span></text:p>
      <text:p text:style-name="P9"/>
      <text:p text:style-name="P8"><text:span text:style-name="T12">Инструменты, которые попали в одну ячейку массива, сохраняются в объекте типа </text:span><text:span text:style-name="T3">dx_symbol_data_array_t</text:span><text:span text:style-name="T5"> </text:span><text:span text:style-name="T12">в отсортированном виде, обеспечивающем возможность применения двоичного поиска элемента. При этом для инструментов, у которых есть валидный шифр, сортировка идёт по этому шифру, так как для разных имён символов он гарантированно разный, а для инструментов, у которых вместо шифра используется хэш имени, сортировка производится на основе как хэшей, так и на основе исходных строк в случае совпадения хэшей.</text:span></text:p>
      <text:p text:style-name="P8"><text:span text:style-name="T12">Критерии очерёности, используемые для сортировки инструментов обоих типов, реализованы в функциях </text:span><text:span text:style-name="T3">dx_ciphered_symbol_comparator</text:span><text:span text:style-name="T5"> </text:span><text:span text:style-name="T12">и </text:span><text:span text:style-name="T3">dx_hashed_symbol_comparator</text:span><text:span text:style-name="T5">.</text:span></text:p>
      <text:p text:style-name="P24"/>
      <text:p text:style-name="P8">Добавление новых инструментов в подписку и удаление их из неё</text:p>
      <text:p text:style-name="P9"/>
      <text:p text:style-name="P9">При добавлении нового инструмента в подискиску сначала происходит поиск по имеющемуся реестру инструментов на предмет наличия там добавляемого инструмента. Если таковой находится — то указатель на описывающий его объект извлекается и сохраняется. Если инструмент отсутствует, то создаётся описывающий его объект, который помещается в один из двух массивов в данных подсистемы подписок согласно тому, может ли из его имени быть сгенерирован шифр.</text:p>
      <text:p text:style-name="P9">После этого указатель на данный объект прописывается в объект описания подписки, а в самом объекте описания инструмента размещается указатель на подписку, в которую этот инструмент был добавлен.</text:p>
      <text:p text:style-name="P9"><text:soft-page-break/></text:p>
      <text:p text:style-name="P9">При удалении инструмента из подписки происходит обратное действие: информация об инструменте вычищается из объекта, описывающего подписку, а информация о подписке — из объекта описания инструмента. При этом если больше использующих данный инструмент подписок не осталось, то объект описания инструмента уничтожается, а указатель на него удаляется из реестра инструментов.</text:p>
      <text:p text:style-name="P9"/>
      <text:p text:style-name="P9"><text:toc-mark-start text:id="IMark221646656" text:outline-level="3"/>Структуры данных, используемые для обработки входящих торговых данных<text:toc-mark-end text:id="IMark221646656"/></text:p>
      <text:p text:style-name="P9"/>
      <text:p text:style-name="P9">Как уже упоминалось ранее, пользователь получает торговые данные, на которые он подписывается, в виде указателя на массив структур языка С, где каждому типу торговых данных соответствует своя структура. Причём набор полей этих структур и их тип жёстко заданы в исходном коде.</text:p>
      <text:p text:style-name="P8"><text:span text:style-name="T12">Однако те данные, которые приходят ядру </text:span><text:span text:style-name="T5">DXFeed </text:span><text:span text:style-name="T12">от сервера, похожи на то что получает в </text:span><text:span text:style-name="T12">итоге пользователь лишь набором полей. При этом вполне может быть так, что набор полей в данных, приходящих от сервера, имеет какие-то элементы, которых нет в итоговом пользовательском представлении, или наоборот — в нём отсутствуют какие-то элеенты пользовательского представления. Не говоря уже о том, что типы данных, кодирующих эти поля, а также порядок их следования, в серверных и пользовательских данных могут сильно отличаться.</text:span></text:p>
      <text:p text:style-name="P9"/>
      <text:p text:style-name="P9">Чтобы привести серверные данные к понятному пользователю виду, они подвергаются многоступенчатой обработке. О том, какими средстами она осуществляется, и пойдёт разговор в этом разделе.</text:p>
      <text:p text:style-name="P9"/>
      <text:p text:style-name="P8">Торговые данные в рамках протокола <text:span text:style-name="T1">QDP</text:span></text:p>
      <text:p text:style-name="P24"/>
      <text:p text:style-name="P8"><text:span text:style-name="T12">Протокол </text:span><text:span text:style-name="T5">QDP, </text:span><text:span text:style-name="T12">как уже упоминалось выше, преследует своей структурой две цели — максимальную эффективность использования ресурсов, в первую очередь сетевого трафика, и максимальную гибкость, позволяющую взаимодействовать клиентам и серверам с разными внутренними структурами данных, которыми оперирует протокол.</text:span></text:p>
      <text:p text:style-name="P9"/>
      <text:p text:style-name="P8"><text:span text:style-name="T12">По этой причине процесс обмена данными между клиентом и сервером по протоколу </text:span><text:span text:style-name="T5">QDP </text:span><text:span text:style-name="T12">осуществляется в два этапа. На первом этапе клиент и сервер информируют друг друга о своих «желаниях» и «возможностях», а именно: клиент посылает серверу специальное сообщение </text:span><text:span text:style-name="T3">MESSAGE_DESCRIBE_RECORDS</text:span><text:span text:style-name="T12">, в котором указывает свою структуру торговых данных для каждого типа: набор полей, их названия, тип значения и порядок следования. На это сервер аналогичным сообщением информирует клиента о том, что он в состоянии предоставить. Обычно данная информация посылается клиентом сразу после установки сетевого соединения с сервером, а сервером — перед фактическим началом поставки данных клиенту.</text:span></text:p>
      <text:p text:style-name="P9"/>
      <text:p text:style-name="P8"><text:span text:style-name="T12">По негласному соглашению, сервер всегда выдаёт данные в том виде, который описал в своём сообщении </text:span><text:span text:style-name="T3">MESSAGE_DESCRIBE_RECORDS</text:span><text:span text:style-name="T5">. </text:span><text:span text:style-name="T12">Сделано это из соображений оптимизации, так как к одному серверу может быть подключено множество клиентов — и у каждого из них может быть своё представление торовых данных. Если бы сервер занимался перекодировкой данных для каждого клиента на своей стороне, это была бы непозволительно большая нагрузка.</text:span></text:p>
      <text:p text:style-name="P9">Поэтому, в случае если представленая данных на клиентской и серверной стороне разнятся, подстраиваться придётся клиенту.</text:p>
      <text:p text:style-name="P9"/>
      <text:p text:style-name="P9">После обмена данными информационными посланиями сервер начинает слать клиенту <text:soft-page-break/>торговые данные. Особенность их формата такова, что информационные поля в этих данных максимально компактно упакованы, дабы размер серверного сообщения с данными был минимальным. При этом никакой сопроводительной информации, позволяющей по самому сообщению с данными судить о его структуре, в нём нет — это было бы непозволительной роскошью с точки зрения производительности. Поэтому разбор информационных сообщений с данными осуществляется полностью на основании той «карты» данных, которая была предоставлена сервером и к которой клиент должен был адаптироваться.</text:p>
      <text:p text:style-name="P9"/>
      <text:p text:style-name="P8">Описание клиентской структуры торговых данных</text:p>
      <text:p text:style-name="P9"/>
      <text:p text:style-name="P8"><text:span text:style-name="T12">В коде ядра </text:span><text:span text:style-name="T5">DXFeed </text:span><text:span text:style-name="T12">заложена информация о «родной» структуре торговых данных в информационных сообщениях протокола </text:span><text:span text:style-name="T5">QDP. </text:span><text:span text:style-name="T12">Эта информация включает в себя набор полей, их имена, порядок следования и тип кодирующих их значений.</text:span></text:p>
      <text:p text:style-name="P8"><text:span text:style-name="T12">Данная информация жёстко заложена в исходный код ядра и находится в файле </text:span><text:span text:style-name="T14">.</text:span><text:span text:style-name="T3">/src/DataStructures.c</text:span><text:span text:style-name="T5">. </text:span><text:span text:style-name="T12">Здесь для каждого типа торговых данных (в терминах протокола </text:span><text:span text:style-name="T5">QDP, </text:span><text:span text:style-name="T12">а не пользователя, потому как эти две терминологии несколько отличаются) хранится объект, представляющий собой массив структур типа </text:span><text:span text:style-name="T3">dx_field_info_t</text:span><text:span text:style-name="T5">. </text:span><text:span text:style-name="T12">Порядок следования элементов в массиве определяет порядок следования полей в структуре торговых данных, а в объектах этого типа как раз и хранится информация об имени поля в структуре торговых данных и типе кодирующего значения. Помимо этого, в каждом объекте типа </text:span><text:span text:style-name="T3">dx_field_info_t</text:span><text:span text:style-name="T5"> </text:span><text:span text:style-name="T12">находятся два указателя на функции: один типа </text:span><text:span text:style-name="T3">dx_record_field_setter_t</text:span><text:span text:style-name="T5">, </text:span><text:span text:style-name="T12">другой — типа </text:span><text:span text:style-name="T3">dx_record_field_def_val_getter_t</text:span><text:span text:style-name="T5">. </text:span><text:span text:style-name="T12">Эти функции использутся при формировании пользовательского представления торговых данных, и подробнее о них будет сказано при описании механизма преобразования данных к удобному для пользователя виду.</text:span></text:p>
      <text:p text:style-name="P9"/>
      <text:p text:style-name="P8"><text:span text:style-name="T12">На основе данных массивов описания полей создаются объекты типа </text:span><text:span text:style-name="T3">dx_record_info_t</text:span><text:span text:style-name="T5">, </text:span><text:span text:style-name="T12">в которых к информации из этих массивов добавляется имя структуры торговых данных, к которой принадлежат описанные в массивах поля. И уже из этих объектов формируется свой отдельный массив </text:span><text:span text:style-name="T3">g_records</text:span><text:span text:style-name="T5">, </text:span><text:span text:style-name="T12">определённый в файле </text:span><text:span text:style-name="T14">.</text:span><text:span text:style-name="T3">/src/DataStructures.c</text:span><text:span text:style-name="T5">. </text:span><text:span text:style-name="T12">Индексами в этом массиве выступают идентификаторы типов торговых данных типа </text:span><text:span text:style-name="T3">dx_record_id_t</text:span><text:span text:style-name="T5">, </text:span><text:span text:style-name="T12">определённого в файле </text:span><text:span text:style-name="T14">.</text:span><text:span text:style-name="T3">/include/RecordData.h</text:span><text:span text:style-name="T5">.</text:span></text:p>
      <text:p text:style-name="P24"/>
      <text:p text:style-name="P8">Адаптация к серверной структуре торговых данных</text:p>
      <text:p text:style-name="P9"/>
      <text:p text:style-name="P8"><text:span text:style-name="T12">Чтобы впоследствии успешно обрабатывать полученные от сервера торговые данные, ядро </text:span><text:span text:style-name="T5">DXFeed, </text:span><text:span text:style-name="T12">реализующее функции клиента, должно сохранить у себя информацию о взаимосвязи серверных и своих идентификаторов типов торговых данных, а также информацию о серверной структуре полей, формирующих структуры торговых данных.</text:span></text:p>
      <text:p text:style-name="P9"/>
      <text:p text:style-name="P8"><text:span text:style-name="T12">Данная информация сохраняется в момент получения от сервера сообщения </text:span><text:span text:style-name="T3">MESSAGE_DESCRIBE_RECORDS</text:span><text:span text:style-name="T5"> </text:span><text:span text:style-name="T12">при отработке функции </text:span><text:span text:style-name="T5">dx_process_describe_records, </text:span><text:span text:style-name="T12">определённой в файле .</text:span><text:span text:style-name="T5">/src/ServerMessageProcessor.c.</text:span></text:p>
      <text:p text:style-name="P24"/>
      <text:p text:style-name="P8">Сопоставление идентификаторов типов торговых данных</text:p>
      <text:p text:style-name="P24"/>
      <text:p text:style-name="P8"><text:span text:style-name="T12">Единственной информацией, по которой ядро </text:span><text:span text:style-name="T5">DXFeed </text:span><text:span text:style-name="T12">может опознать, о каком типе торговых данных идёт речь в присланном сообщении — это имя этого типа. Оно обязано совпадать на клиентской и серверной стороне. После этого устанавливается взаимосвязь между серверным и клиентским числовым идентификатором типа торговых данных.</text:span></text:p>
      <text:p text:style-name="P9"/>
      <text:p text:style-name="P8"><text:span text:style-name="T12">Для оптимального использования этой взаимосвязи используется специальная структура типа </text:span><text:span text:style-name="T3">dx_server_local_record_id_map_t</text:span><text:span text:style-name="T5">, </text:span><text:span text:style-name="T12">определённая в файле </text:span><text:span text:style-name="T14">.</text:span><text:span text:style-name="T3">/src/DataStructures.c</text:span><text:span text:style-name="T5">. </text:span><text:span text:style-name="T12">Объект </text:span><text:soft-page-break/><text:span text:style-name="T12">этого типа хранится в контексте сетевого соединения в рамках подсистемы с идентификатором </text:span><text:span text:style-name="T3">dx_ccs_data_structures</text:span><text:span text:style-name="T5">.</text:span></text:p>
      <text:p text:style-name="P9">С помощью данной структуры достигается максимально быстрый поиск внутреннего, клиентского идентификатора типа торговых данных по внешнему, серверному, который поступает клиенту в рамках сообщений с торговыми данными.</text:p>
      <text:p text:style-name="P8"><text:span text:style-name="T12">Для наиболее вероятных серверных идентификаторов создан массив </text:span><text:span text:style-name="T3">frequent_ids</text:span><text:span text:style-name="T5">, </text:span><text:span text:style-name="T12">индексом в котором выступает серверный идентификатор, а значением элемента — соответствующий клиентский идентификатор. В коде ядра </text:span><text:span text:style-name="T5">DXFeed </text:span><text:span text:style-name="T12">заложено предположение, что чаще всего встречаются серверные идентификаторы типов торговых данных, лежащие в диапазоне </text:span><text:span text:style-name="T5">[0, </text:span><text:span text:style-name="T3">RECORD_ID_VECTOR_SIZE</text:span><text:span text:style-name="T5">).</text:span></text:p>
      <text:p text:style-name="P8"><text:span text:style-name="T12">Остальные идентификаторы считаются экзотическими и редковстречающимися, поэтому для их хранения предусмотрен специальный динамический массив </text:span><text:span text:style-name="T3">id_map</text:span><text:span text:style-name="T5">, </text:span><text:span text:style-name="T12">содержащий элементы типа </text:span><text:span text:style-name="T3">dx_record_id_pair_t</text:span><text:span text:style-name="T5">. </text:span><text:span text:style-name="T12">Каждый объект данного типа — это пара (серверный идентификатор, клиентский идентификатор), и все объекты в массиве упорядочены по </text:span><text:span text:style-name="T12">значению серверного идентификатора, что позволяет использовать для нахождения соответствующего серверному клиентского идентификатора двоичный поиск.</text:span></text:p>
      <text:p text:style-name="P9"/>
      <text:p text:style-name="P8"><text:span text:style-name="T12">Присвоение клиентскому идентификатору его серверного синонима происходит путём вызова функции </text:span><text:span text:style-name="T3">dx_assign_server_record_id</text:span><text:span text:style-name="T5">.</text:span></text:p>
      <text:p text:style-name="P24"/>
      <text:p text:style-name="P8">Сопоставление полей данных</text:p>
      <text:p text:style-name="P9"/>
      <text:p text:style-name="P8"><text:span text:style-name="T12">После сопоставления идентификаторов типов торговых данных идёт очередь сопоставления клиентского и серверного наборов полей. Информация о клиентской структуре извлекается из заложенных в код ядра </text:span><text:span text:style-name="T5">DXFeed </text:span><text:span text:style-name="T12">структур с помощью объявленной в </text:span><text:span text:style-name="T14">.</text:span><text:span text:style-name="T3">/src/DataStructures.h</text:span><text:span text:style-name="T5"> </text:span><text:span text:style-name="T12">функции </text:span><text:span text:style-name="T3">dx_get_record_by_id</text:span><text:span text:style-name="T5">.</text:span></text:p>
      <text:p text:style-name="P8"><text:span text:style-name="T12">Чтобы сохранить результат сопоставления клиентской и серверной версий структур торговых данных, используется объект типа </text:span><text:span text:style-name="T3">dx_record_digest_t</text:span><text:span text:style-name="T5">. </text:span><text:span text:style-name="T12">Информация в нём представлена так, чтобы максимально удобно использовать её при разборе сообщений с торговыми данными.</text:span></text:p>
      <text:p text:style-name="P9"/>
      <text:p text:style-name="P8"><text:span text:style-name="T12">Далее, для каждого представленного в серверной версии торговых данных поля создаётся его описание, которое сохраняется в объект типа </text:span><text:span text:style-name="T3">dx_field_digest_t</text:span><text:span text:style-name="T5">. </text:span><text:span text:style-name="T12">В этом объекте сохраняется тип поля, а также те самые две функции из объекта типа <text:s/></text:span><text:span text:style-name="T3">dx_field_info_t</text:span><text:span text:style-name="T5">, </text:span><text:span text:style-name="T12">принадлежащего соответствующему полю клиентского представления торговых данных. При этом, для полей, которые есть как в серверной, так и в клиентской версии, поле </text:span><text:span text:style-name="T3">def_val_getter</text:span><text:span text:style-name="T5"> </text:span><text:span text:style-name="T12">заполняется нулевым значением. Дело в том что эта функция служит для получения значения по умолчанию для тех имеющихся в клиентском представлении полей торговых данных, которых нет в серверном представлении. Когда поле присутствует в серверных данных, в значении по умолчанию нет потребности.</text:span></text:p>
      <text:p text:style-name="P8"><text:span text:style-name="T12">Сформированные функцией </text:span><text:span text:style-name="T3">dx_create_field_digest</text:span><text:span text:style-name="T5"> </text:span><text:span text:style-name="T12">объекты типа </text:span><text:span text:style-name="T3">dx_field_digest_t</text:span><text:span text:style-name="T5"> </text:span><text:span text:style-name="T12">по указателю возвращаются в функцию </text:span><text:span text:style-name="T3">dx_process_describe_records</text:span><text:span text:style-name="T5">, </text:span><text:span text:style-name="T12">которая помещает их в массив внутри объекта </text:span><text:span text:style-name="T3">record_digest</text:span><text:span text:style-name="T5">.</text:span></text:p>
      <text:p text:style-name="P24"/>
      <text:p text:style-name="P8"><text:span text:style-name="T12">После обработки всех серверных полей обрабатываются оставшиеся без серверных аналогов клиентские поля. Для них функцией </text:span><text:span text:style-name="T3">dx_digest_unsupported_fields</text:span><text:span text:style-name="T5"> </text:span><text:span text:style-name="T12">создаются свои объекты типа </text:span><text:span text:style-name="T3">dx_field_digest_t</text:span><text:span text:style-name="T5">. </text:span><text:span text:style-name="T12">Их особенность в том, что поле </text:span><text:span text:style-name="T5">type </text:span><text:span text:style-name="T12">в этих структурах оставлено нулевым. Это знак того, что данные поля не считываются из серверных данных, а заполняются значениями по умолчанию.</text:span></text:p>
      <text:p text:style-name="P9"/>
      <text:p text:style-name="P5"><text:toc-mark-start text:id="IMark221646656" text:outline-level="1"/>Известные структурные недоделки<text:toc-mark-end text:id="IMark221646656"/></text:p>
      <text:p text:style-name="P5"/>
      <text:p text:style-name="P5"><text:toc-mark-start text:id="IMark221646656" text:outline-level="2"/>Зависимость от платформы <text:span text:style-name="T1">Win32</text:span><text:toc-mark-end text:id="IMark221646656"/></text:p>
      <text:p text:style-name="P2"><text:soft-page-break/></text:p>
      <text:p text:style-name="P5"><text:toc-mark-start text:id="IMark221646656" text:outline-level="3"/>Исходный код<text:toc-mark-end text:id="IMark221646656"/></text:p>
      <text:p text:style-name="P5"/>
      <text:p text:style-name="P5">На данный момент проект не является полностью мультиплатформенным. Завязки на платформу <text:span text:style-name="T1">Win32 </text:span>имеются в реализации сокетов, потоков, системе логгирования событий, а также в реализации некоторых общих алгоритмов. Под другими платформами проект либо не соберётся, либо соберётся, но будет работать некорректно.</text:p>
      <text:p text:style-name="P5">Чтобы устранить данные проблемы в будущем, требуется провести поиск по файлам проекта на предмет наличия макроса _<text:span text:style-name="T1">WIN32. </text:span>Внутри блоков</text:p>
      <text:p text:style-name="P5"/>
      <text:p text:style-name="P2">#ifdef _WIN32</text:p>
      <text:p text:style-name="P2"><text:tab/>…</text:p>
      <text:p text:style-name="P2">#endif /* _WIN32 */</text:p>
      <text:p text:style-name="P2"/>
      <text:p text:style-name="P5">находится специфический для платформы <text:span text:style-name="T1">Win32 </text:span>код. Чтобы обеспечить работоспособность проекта под другими платформами, требуется при необходимости создать альтернативу всему функционалу, который определён в рамках данных блоков.</text:p>
      <text:p text:style-name="P5"/>
      <text:p text:style-name="P5"><text:toc-mark-start text:id="IMark221646656" text:outline-level="3"/>Сборка проекта<text:toc-mark-end text:id="IMark221646656"/></text:p>
      <text:p text:style-name="P5"/>
      <text:p text:style-name="P5">Вместе с исходным кодом проекта в репозитории находятся файлы проекта, позволяющие собирать его с помощью <text:span text:style-name="T1">Microsoft Visual Studio 2003. </text:span>Средства для сборки проекта с помощью других компиляторов в данный момент отсутствуют.</text:p>
      <text:p text:style-name="P5"/>
      <text:p text:style-name="P5"><text:toc-mark-start text:id="IMark221646656" text:outline-level="3"/>Сторонние библиотеки<text:toc-mark-end text:id="IMark221646656"/></text:p>
      <text:p text:style-name="P5"/>
      <text:p text:style-name="P5">Для использования технологии <text:span text:style-name="T1">POSIX threads </text:span>под <text:span text:style-name="T1">Win32 </text:span>используется сторонняя библиотека <text:span text:style-name="T1">pthreads-win32. </text:span>Это <text:span text:style-name="T1">open source </text:span>библиотека, подробнее о которой можно ознакомиться по адресу <text:a xlink:type="simple" xlink:href="http://sourceware.org/pthreads-win32/">http://sourceware.org/pthreads-win32/</text:a>.</text:p>
      <text:p text:style-name="P5">Несмотря на то, что данная библиотека разрабатывается давно и позиционирует себя как <text:span text:style-name="T1">«high-quality solution» </text:span>для использования концепции <text:span text:style-name="T1">POSIX threads </text:span>под платформой <text:span text:style-name="T1">Win32, </text:span>не исключены какие-то ошибки и отличия в поведении данной библиотеки и встроенных в другие платформы реализаций данной концепции.</text:p>
      <text:p text:style-name="P5">Имеющийся код проекта тестировался на работоспособность под платформой <text:span text:style-name="T1">Win32. </text:span>Поэтому, в случае если под другими платформами какие-то низкоуровневые вещи будут работать иначе, возможно, это потребует внесения в код проекта правок, позволяющих избавиться от возможных проблем.</text:p>
      <text:p text:style-name="P5"/>
      <text:p text:style-name="P5"><text:toc-mark-start text:id="IMark221646656" text:outline-level="3"/>Тестовые приложения<text:toc-mark-end text:id="IMark221646656"/></text:p>
      <text:p text:style-name="P5"/>
      <text:p text:style-name="P5">В рамках проекта идёт набор тестовых приложений, демонстрирующих различные возможности проекта. Часть из них написана с использованием <text:span text:style-name="T1">Win32 API </text:span>функций, что делает данные приложения в их текущем виде непортируемыми.</text:p>
      <text:p text:style-name="P5">Тем не менее, изучение кода тестовых приложений может помочь в понимании механизма работы ядра проекта и облегчить его использование под любыми целевыми платформами.</text:p>
      <text:p text:style-name="P5"/>
      <text:p text:style-name="P5"><text:toc-mark-start text:id="IMark221646656" text:outline-level="2"/>Модульные тесты<text:toc-mark-end text:id="IMark221646656"/></text:p>
      <text:p text:style-name="P5"/>
      <text:p text:style-name="P5">На данный момент модульные тесты проекта находятся в невалидном состоянии.</text:p>
      <text:p text:style-name="P5">Модульные тесты ядра проекта реализованы в приложении <text:span text:style-name="T1">UnitTes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mitry Semionin</meta:initial-creator>
    <meta:creation-date>2011-02-24T15:40:09.81</meta:creation-date>
    <dc:date>2011-03-03T11:54:11.28</dc:date>
    <dc:creator>Dmitry Semionin</dc:creator>
    <meta:editing-duration>PT63H39M41S</meta:editing-duration>
    <meta:editing-cycles>9</meta:editing-cycles>
    <meta:generator>OpenOffice.org/3.2$Win32 OpenOffice.org_project/320m12$Build-9483</meta:generator>
    <meta:document-statistic meta:table-count="3" meta:image-count="0" meta:object-count="0" meta:page-count="17" meta:paragraph-count="305" meta:word-count="5884" meta:character-count="46468"/>
    <meta:user-defined meta:name="Info 1"/>
    <meta:user-defined meta:name="Info 2"/>
    <meta:user-defined meta:name="Info 3"/>
    <meta:user-defined meta:name="Info 4"/>
  </office:meta>
</office:document-meta>
</file>